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889in" svg:height="5.4787in" svg:x="10.0071in" svg:y="5.3709in">
            <draw:object draw:notify-on-update-of-ranges="Sheet1.D30:Sheet1.D30 Sheet1.D31:Sheet1.D38 Sheet1.E30:Sheet1.E30 Sheet1.E31:Sheet1.E38 Sheet1.F30:Sheet1.F30 Sheet1.F31:Sheet1.F38 Sheet1.G30:Sheet1.G30 Sheet1.G31:Sheet1.G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6209in" svg:height="5.4248in" svg:x="5.3752in" svg:y="5.3925in">
            <draw:object draw:notify-on-update-of-ranges="Sheet1.D30:Sheet1.D30 Sheet1.D31:Sheet1.D38 Sheet1.E30:Sheet1.E30 Sheet1.E31:Sheet1.E38 Sheet1.F30:Sheet1.F30 Sheet1.F31:Sheet1.F3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003415">
            <text:p>0.003415</text:p>
          </table:table-cell>
          <table:table-cell office:value-type="float" office:value="0.999979438444701">
            <text:p>0.9999794384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003415">
            <text:p>0.003415</text:p>
          </table:table-cell>
          <table:table-cell office:value-type="float" office:value="0.999979438444701">
            <text:p>0.9999794384</text:p>
          </table:table-cell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0.012519">
            <text:p>0.012519</text:p>
          </table:table-cell>
          <table:table-cell office:value-type="float" office:value="0.999999794588336">
            <text:p>0.9999997946</text:p>
          </table:table-cell>
        </table:table-row>
        <table:table-row table:style-name="ro1">
          <table:table-cell/>
          <table:table-cell office:value-type="float" office:value="0.012519">
            <text:p>0.012519</text:p>
          </table:table-cell>
          <table:table-cell office:value-type="float" office:value="0.999999794588336">
            <text:p>0.9999997946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005151">
            <text:p>0.005151</text:p>
          </table:table-cell>
          <table:table-cell office:value-type="float" office:value="0.999999998148936">
            <text:p>0.9999999981</text:p>
          </table:table-cell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00">
            <text:p>10000</text:p>
          </table:table-cell>
          <table:table-cell table:number-columns-repeated="2"/>
          <table:table-cell office:value-type="float" office:value="0.005708">
            <text:p>0.005708</text:p>
          </table:table-cell>
          <table:table-cell office:value-type="float" office:value="1.00000000018454">
            <text:p>1.0000000002</text:p>
          </table:table-cell>
        </table:table-row>
        <table:table-row table:style-name="ro1">
          <table:table-cell/>
          <table:table-cell office:value-type="float" office:value="0.005151">
            <text:p>0.005151</text:p>
          </table:table-cell>
          <table:table-cell office:value-type="float" office:value="0.999999998148936">
            <text:p>0.9999999981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012459">
            <text:p>0.012459</text:p>
          </table:table-cell>
          <table:table-cell office:value-type="float" office:value="1.0000000002049">
            <text:p>1.0000000002</text:p>
          </table:table-cell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000">
            <text:p>100000</text:p>
          </table:table-cell>
          <table:table-cell table:number-columns-repeated="2"/>
          <table:table-cell office:value-type="float" office:value="0.100725">
            <text:p>0.100725</text:p>
          </table:table-cell>
          <table:table-cell office:value-type="float" office:value="1.0000000002051">
            <text:p>1.0000000002</text:p>
          </table:table-cell>
        </table:table-row>
        <table:table-row table:style-name="ro1">
          <table:table-cell/>
          <table:table-cell office:value-type="float" office:value="0.005708">
            <text:p>0.005708</text:p>
          </table:table-cell>
          <table:table-cell office:value-type="float" office:value="1.00000000018454">
            <text:p>1.0000000002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0.828192">
            <text:p>0.828192</text:p>
          </table:table-cell>
          <table:table-cell office:value-type="float" office:value="1.00000000020515">
            <text:p>1.0000000002</text:p>
          </table:table-cell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0000">
            <text:p>1000000</text:p>
          </table:table-cell>
          <table:table-cell table:number-columns-repeated="2"/>
          <table:table-cell office:value-type="float" office:value="8.254982">
            <text:p>8.254982</text:p>
          </table:table-cell>
          <table:table-cell office:value-type="float" office:value="1.00000000020572">
            <text:p>1.0000000002</text:p>
          </table:table-cell>
        </table:table-row>
        <table:table-row table:style-name="ro1">
          <table:table-cell/>
          <table:table-cell office:value-type="float" office:value="0.012459">
            <text:p>0.012459</text:p>
          </table:table-cell>
          <table:table-cell office:value-type="float" office:value="1.0000000002049">
            <text:p>1.000000000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00000">
            <text:p>10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00725">
            <text:p>0.100725</text:p>
          </table:table-cell>
          <table:table-cell office:value-type="float" office:value="1.0000000002051">
            <text:p>1.000000000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000000">
            <text:p>100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828192">
            <text:p>0.828192</text:p>
          </table:table-cell>
          <table:table-cell office:value-type="float" office:value="1.00000000020515">
            <text:p>1.000000000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./openmp_int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.570796327">
            <text:p>1.570796327</text:p>
          </table:table-cell>
          <table:table-cell office:value-type="float" office:value="1000000000">
            <text:p>1000000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.254982">
            <text:p>8.254982</text:p>
          </table:table-cell>
          <table:table-cell office:value-type="float" office:value="1.00000000020572">
            <text:p>1.0000000002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OpenMP(Section)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  <table:table-cell/>
          <table:table-cell office:value-type="string">
            <text:p>MPI</text:p>
          </table:table-cell>
          <table:table-cell office:value-type="string">
            <text:p>Time</text:p>
          </table:table-cell>
          <table:table-cell office:value-type="string">
            <text:p>Resul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office:value-type="float" office:value="0.000366">
            <text:p>0.000366</text:p>
          </table:table-cell>
          <table:table-cell office:value-type="float" office:value="1.03024501311548">
            <text:p>1.0302450131</text:p>
          </table:table-cell>
          <table:table-cell/>
          <table:table-cell office:value-type="float" office:value="100">
            <text:p>100</text:p>
          </table:table-cell>
          <table:table-cell office:value-type="float" office:value="0.000251">
            <text:p>0.000251</text:p>
          </table:table-cell>
          <table:table-cell office:value-type="float" office:value="1.03024501311548">
            <text:p>1.03024501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office:value-type="float" office:value="0.00031">
            <text:p>0.00031</text:p>
          </table:table-cell>
          <table:table-cell office:value-type="float" office:value="1.00413388015143">
            <text:p>1.0041338802</text:p>
          </table:table-cell>
          <table:table-cell/>
          <table:table-cell office:value-type="float" office:value="1000">
            <text:p>1000</text:p>
          </table:table-cell>
          <table:table-cell office:value-type="float" office:value="0.000108">
            <text:p>0.000108</text:p>
          </table:table-cell>
          <table:table-cell office:value-type="float" office:value="1.00413388015143">
            <text:p>1.00413388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">
            <text:p>10000</text:p>
          </table:table-cell>
          <table:table-cell office:value-type="float" office:value="0.000859">
            <text:p>0.000859</text:p>
          </table:table-cell>
          <table:table-cell office:value-type="float" office:value="1.00041328595493">
            <text:p>1.000413286</text:p>
          </table:table-cell>
          <table:table-cell/>
          <table:table-cell office:value-type="float" office:value="10000">
            <text:p>10000</text:p>
          </table:table-cell>
          <table:table-cell office:value-type="float" office:value="0.00013">
            <text:p>0.00013</text:p>
          </table:table-cell>
          <table:table-cell office:value-type="float" office:value="1.00041328595493">
            <text:p>1.0004132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  <table:table-cell office:value-type="float" office:value="0.005695">
            <text:p>0.005695</text:p>
          </table:table-cell>
          <table:table-cell office:value-type="float" office:value="1.00001711877047">
            <text:p>1.0000171188</text:p>
          </table:table-cell>
          <table:table-cell/>
          <table:table-cell office:value-type="float" office:value="100000">
            <text:p>100000</text:p>
          </table:table-cell>
          <table:table-cell office:value-type="float" office:value="0.000588">
            <text:p>0.000588</text:p>
          </table:table-cell>
          <table:table-cell office:value-type="float" office:value="1.00001711877047">
            <text:p>1.00001711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  <table:table-cell office:value-type="float" office:value="0.030166">
            <text:p>0.030166</text:p>
          </table:table-cell>
          <table:table-cell office:value-type="float" office:value="1.00000000020582">
            <text:p>1.0000000002</text:p>
          </table:table-cell>
          <table:table-cell/>
          <table:table-cell office:value-type="float" office:value="1000000">
            <text:p>1000000</text:p>
          </table:table-cell>
          <table:table-cell office:value-type="float" office:value="0.008972">
            <text:p>0.008972</text:p>
          </table:table-cell>
          <table:table-cell office:value-type="float" office:value="1.00000000020582">
            <text:p>1.000000000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0">
            <text:p>10000000</text:p>
          </table:table-cell>
          <table:table-cell office:value-type="float" office:value="0.240098">
            <text:p>0.240098</text:p>
          </table:table-cell>
          <table:table-cell office:value-type="float" office:value="1.00000036252644">
            <text:p>1.0000003625</text:p>
          </table:table-cell>
          <table:table-cell/>
          <table:table-cell office:value-type="float" office:value="10000000">
            <text:p>10000000</text:p>
          </table:table-cell>
          <table:table-cell office:value-type="float" office:value="0.083605">
            <text:p>0.083605</text:p>
          </table:table-cell>
          <table:table-cell office:value-type="float" office:value="1.00000036252644">
            <text:p>1.000000362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00">
            <text:p>100000000</text:p>
          </table:table-cell>
          <table:table-cell office:value-type="float" office:value="2.284203">
            <text:p>2.284203</text:p>
          </table:table-cell>
          <table:table-cell office:value-type="float" office:value="1.00000001737633">
            <text:p>1.0000000174</text:p>
          </table:table-cell>
          <table:table-cell/>
          <table:table-cell office:value-type="float" office:value="100000000">
            <text:p>100000000</text:p>
          </table:table-cell>
          <table:table-cell office:value-type="float" office:value="0.581549">
            <text:p>0.581549</text:p>
          </table:table-cell>
          <table:table-cell office:value-type="float" office:value="1.00000001737633">
            <text:p>1.000000017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000">
            <text:p>1000000000</text:p>
          </table:table-cell>
          <table:table-cell office:value-type="float" office:value="23.712671">
            <text:p>23.712671</text:p>
          </table:table-cell>
          <table:table-cell office:value-type="float" office:value="0.999999972708832">
            <text:p>0.9999999727</text:p>
          </table:table-cell>
          <table:table-cell/>
          <table:table-cell office:value-type="float" office:value="1000000000">
            <text:p>1000000000</text:p>
          </table:table-cell>
          <table:table-cell office:value-type="float" office:value="6.147939">
            <text:p>6.147939</text:p>
          </table:table-cell>
          <table:table-cell office:value-type="float" office:value="0.999999972708832">
            <text:p>0.9999999727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Time</text:p>
          </table:table-cell>
          <table:table-cell office:value-type="string">
            <text:p>OpenMP For Reduction</text:p>
          </table:table-cell>
          <table:table-cell office:value-type="string">
            <text:p>MPI</text:p>
          </table:table-cell>
          <table:table-cell office:value-type="string">
            <text:p>OpenMP Sectio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">
            <text:p>100</text:p>
          </table:table-cell>
          <table:table-cell office:value-type="float" office:value="0.003415">
            <text:p>0.003415</text:p>
          </table:table-cell>
          <table:table-cell office:value-type="float" office:value="0.000251">
            <text:p>0.000251</text:p>
          </table:table-cell>
          <table:table-cell office:value-type="float" office:value="0.000366">
            <text:p>0.0003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">
            <text:p>1000</text:p>
          </table:table-cell>
          <table:table-cell office:value-type="float" office:value="0.012519">
            <text:p>0.012519</text:p>
          </table:table-cell>
          <table:table-cell office:value-type="float" office:value="0.000108">
            <text:p>0.000108</text:p>
          </table:table-cell>
          <table:table-cell office:value-type="float" office:value="0.00031">
            <text:p>0.0003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">
            <text:p>10000</text:p>
          </table:table-cell>
          <table:table-cell office:value-type="float" office:value="0.005151">
            <text:p>0.005151</text:p>
          </table:table-cell>
          <table:table-cell office:value-type="float" office:value="0.00013">
            <text:p>0.00013</text:p>
          </table:table-cell>
          <table:table-cell office:value-type="float" office:value="0.000859">
            <text:p>0.00085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0">
            <text:p>100000</text:p>
          </table:table-cell>
          <table:table-cell office:value-type="float" office:value="0.005708">
            <text:p>0.005708</text:p>
          </table:table-cell>
          <table:table-cell office:value-type="float" office:value="0.000588">
            <text:p>0.000588</text:p>
          </table:table-cell>
          <table:table-cell office:value-type="float" office:value="0.005695">
            <text:p>0.00569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00">
            <text:p>1000000</text:p>
          </table:table-cell>
          <table:table-cell office:value-type="float" office:value="0.012459">
            <text:p>0.012459</text:p>
          </table:table-cell>
          <table:table-cell office:value-type="float" office:value="0.008972">
            <text:p>0.008972</text:p>
          </table:table-cell>
          <table:table-cell office:value-type="float" office:value="0.030166">
            <text:p>0.03016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000">
            <text:p>10000000</text:p>
          </table:table-cell>
          <table:table-cell office:value-type="float" office:value="0.100725">
            <text:p>0.100725</text:p>
          </table:table-cell>
          <table:table-cell office:value-type="float" office:value="0.083605">
            <text:p>0.083605</text:p>
          </table:table-cell>
          <table:table-cell office:value-type="float" office:value="0.240098">
            <text:p>0.24009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0000">
            <text:p>100000000</text:p>
          </table:table-cell>
          <table:table-cell office:value-type="float" office:value="0.828192">
            <text:p>0.828192</text:p>
          </table:table-cell>
          <table:table-cell office:value-type="float" office:value="0.581549">
            <text:p>0.581549</text:p>
          </table:table-cell>
          <table:table-cell office:value-type="float" office:value="2.284203">
            <text:p>2.28420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000000000">
            <text:p>1000000000</text:p>
          </table:table-cell>
          <table:table-cell office:value-type="float" office:value="8.254982">
            <text:p>8.254982</text:p>
          </table:table-cell>
          <table:table-cell office:value-type="float" office:value="6.147939">
            <text:p>6.147939</text:p>
          </table:table-cell>
          <table:table-cell office:value-type="float" office:value="23.712671">
            <text:p>23.712671</text:p>
          </table:table-cell>
          <table:table-cell table:number-columns-repeated="3"/>
        </table:table-row>
        <table:table-row table:style-name="ro1" table:number-rows-repeated="1048533">
          <table:table-cell table:number-columns-repeated="10"/>
        </table:table-row>
        <table:table-row table:style-name="ro1" table:visibility="filter">
          <table:table-cell table:number-columns-repeated="10"/>
        </table:table-row>
        <table:table-row table:style-name="ro1" table:number-rows-repeated="2">
          <table:table-cell table:number-columns-repeated="10"/>
        </table:table-row>
        <table:table-row table:style-name="ro1" table:visibility="filter">
          <table:table-cell table:number-columns-repeated="10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table:number-columns-repeated="7"/>
          <table:table-cell office:value-type="string">
            <text:p>taskId</text:p>
          </table:table-cell>
          <table:table-cell office:value-type="string">
            <text:p>processId</text:p>
          </table:table-cell>
          <table:table-cell/>
          <table:table-cell office:value-type="string">
            <text:p>taskId</text:p>
          </table:table-cell>
          <table:table-cell office:value-type="string">
            <text:p>processId</text:p>
          </table:table-cell>
          <table:table-cell office:value-type="string">
            <text:p>workload</text:p>
          </table:table-cell>
        </table:table-row>
        <table:table-row table:style-name="ro1" table:visibility="filter">
          <table:table-cell/>
          <table:table-cell office:value-type="string">
            <text:p>(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<text:s/>s)</text:p>
          </table:table-cell>
          <table:table-cell table:number-columns-repeated="2"/>
          <table:table-cell table:formula="of:=[.D2]"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 table:visibility="filter">
          <table:table-cell/>
          <table:table-cell office:value-type="string">
            <text:p>(0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</table:table-row>
        <table:table-row table:style-name="ro1" table:visibility="filter">
          <table:table-cell/>
          <table:table-cell office:value-type="string">
            <text:p>(0</text:p>
          </table:table-cell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</table:table-row>
        <table:table-row table:style-name="ro1" table:visibility="filter">
          <table:table-cell/>
          <table:table-cell office:value-type="string">
            <text:p>(0</text:p>
          </table:table-cell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</table:table-row>
        <table:table-row table:style-name="ro1" table:visibility="filter">
          <table:table-cell/>
          <table:table-cell office:value-type="string">
            <text:p>(5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 table:visibility="filter">
          <table:table-cell/>
          <table:table-cell office:value-type="string">
            <text:p>(1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 table:visibility="filter">
          <table:table-cell/>
          <table:table-cell office:value-type="string">
            <text:p>(24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(4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 table:style-name="ro1" table:visibility="filter">
          <table:table-cell/>
          <table:table-cell office:value-type="string">
            <text:p>(6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  <table:table-row table:style-name="ro1" table:visibility="filter">
          <table:table-cell/>
          <table:table-cell office:value-type="string">
            <text:p>(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</table:table-row>
        <table:table-row table:style-name="ro1" table:visibility="filter">
          <table:table-cell/>
          <table:table-cell office:value-type="string">
            <text:p>(125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(176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</table:table-row>
        <table:table-row table:style-name="ro1" table:visibility="filter">
          <table:table-cell/>
          <table:table-cell office:value-type="string">
            <text:p>(187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(23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</table:table-row>
        <table:table-row table:style-name="ro1" table:visibility="filter">
          <table:table-cell/>
          <table:table-cell office:value-type="string">
            <text:p>(245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</table:table-row>
        <table:table-row table:style-name="ro1" table:visibility="filter">
          <table:table-cell/>
          <table:table-cell office:value-type="string">
            <text:p>(312</text:p>
          </table:table-cell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</table:table-row>
        <table:table-row table:style-name="ro1" table:visibility="filter">
          <table:table-cell/>
          <table:table-cell office:value-type="string">
            <text:p>(324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(396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743">
            <text:p>74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(412</text:p>
          </table:table-cell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</table:table-row>
        <table:table-row table:style-name="ro1" table:visibility="filter">
          <table:table-cell/>
          <table:table-cell office:value-type="string">
            <text:p>(485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524">
            <text:p>524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</table:table-row>
        <table:table-row table:style-name="ro1">
          <table:table-cell/>
          <table:table-cell office:value-type="string">
            <text:p>(49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</table:table-row>
        <table:table-row table:style-name="ro1" table:visibility="filter">
          <table:table-cell/>
          <table:table-cell office:value-type="string">
            <text:p>(511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445">
            <text:p>445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</table:table-row>
        <table:table-row table:style-name="ro1" table:visibility="filter">
          <table:table-cell/>
          <table:table-cell office:value-type="string">
            <text:p>(565</text:p>
          </table:table-cell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484">
            <text:p>48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</table:table-row>
        <table:table-row table:style-name="ro1">
          <table:table-cell/>
          <table:table-cell office:value-type="string">
            <text:p>(615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</table:table-row>
        <table:table-row table:style-name="ro1" table:visibility="filter">
          <table:table-cell/>
          <table:table-cell office:value-type="string">
            <text:p>(675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408">
            <text:p>408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</table:table-row>
        <table:table-row table:style-name="ro1" table:visibility="filter">
          <table:table-cell/>
          <table:table-cell office:value-type="string">
            <text:p>(700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</table:table-row>
        <table:table-row table:style-name="ro1" table:visibility="filter">
          <table:table-cell/>
          <table:table-cell office:value-type="string">
            <text:p>(782</text:p>
          </table:table-cell>
          <table:table-cell office:value-type="float" office:value="743">
            <text:p>74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373">
            <text:p>373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</table:table-row>
        <table:table-row table:style-name="ro1">
          <table:table-cell/>
          <table:table-cell office:value-type="string">
            <text:p>(80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(825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</table:table-row>
        <table:table-row table:style-name="ro1" table:visibility="filter">
          <table:table-cell/>
          <table:table-cell office:value-type="string">
            <text:p>(899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(945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653">
            <text:p>65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</table:table-row>
        <table:table-row table:style-name="ro1">
          <table:table-cell/>
          <table:table-cell office:value-type="string">
            <text:p>(95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563">
            <text:p>56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(98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530">
            <text:p>530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</table:table-row>
        <table:table-row table:style-name="ro1" table:visibility="filter">
          <table:table-cell/>
          <table:table-cell office:value-type="string">
            <text:p>(997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</table:table-row>
        <table:table-row table:style-name="ro1" table:visibility="filter">
          <table:table-cell/>
          <table:table-cell office:value-type="string">
            <text:p>(1173</text:p>
          </table:table-cell>
          <table:table-cell office:value-type="float" office:value="653">
            <text:p>65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(120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498">
            <text:p>498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</table:table-row>
        <table:table-row table:style-name="ro1">
          <table:table-cell/>
          <table:table-cell office:value-type="string">
            <text:p>(123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</table:table-row>
        <table:table-row table:style-name="ro1" table:visibility="filter">
          <table:table-cell/>
          <table:table-cell office:value-type="string">
            <text:p>(1299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string">
            <text:p><text:s/>s)</text:p>
          </table:table-cell>
          <table:table-cell table:number-columns-repeated="4"/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(1308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700">
            <text:p>700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</table:table-row>
        <table:table-row table:style-name="ro1">
          <table:table-cell/>
          <table:table-cell office:value-type="string">
            <text:p>(1316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string">
            <text:p><text:s/>v)</text:p>
          </table:table-cell>
          <table:table-cell table:number-columns-repeated="4"/>
          <table:table-cell office:value-type="float" office:value="467">
            <text:p>467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</table:table-row>
        <table:table-row table:style-name="ro1" table:visibility="filter">
          <table:table-cell/>
          <table:table-cell office:value-type="string">
            <text:p>(1354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1525</text:p>
          </table:table-cell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168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171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173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1745</text:p>
          </table:table-cell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1788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1826</text:p>
          </table:table-cell>
          <table:table-cell office:value-type="float" office:value="748">
            <text:p>74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1830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1904</text:p>
          </table:table-cell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17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17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2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2229</text:p>
          </table:table-cell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2230</text:p>
          </table:table-cell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417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468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2534</text:p>
          </table:table-cell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2574</text:p>
          </table:table-cell>
          <table:table-cell office:value-type="float" office:value="797">
            <text:p>79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74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74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80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288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2883</text:p>
          </table:table-cell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2898</text:p>
          </table:table-cell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3146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3206</text:p>
          </table:table-cell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3269</text:p>
          </table:table-cell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3371</text:p>
          </table:table-cell>
          <table:table-cell office:value-type="float" office:value="848">
            <text:p>84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348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3489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3530</text:p>
          </table:table-cell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3561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362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362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3705</text:p>
          </table:table-cell>
          <table:table-cell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 table:visibility="filter">
          <table:table-cell/>
          <table:table-cell office:value-type="string">
            <text:p>(4127</text:p>
          </table:table-cell>
          <table:table-cell office:value-type="float" office:value="563">
            <text:p>56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string">
            <text:p><text:s/>s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4219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4275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(436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<text:s/>v)</text:p>
          </table:table-cell>
          <table:table-cell table:number-columns-repeated="7"/>
        </table:table-row>
        <table:table-row table:style-name="ro1" table:visibility="filter" table:number-rows-repeated="1048487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visibility="filter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visibility="filter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 table:visibility="filter">
          <table:table-cell table:number-columns-repeated="13"/>
        </table:table-row>
        <table:table-row table:style-name="ro1" table:visibility="filter">
          <table:table-cell table:number-columns-repeated="13"/>
        </table:table-row>
      </table:table>
      <table:table table:name="Sheet3" table:style-name="ta1">
        <table:shapes>
          <draw:frame draw:z-index="0" draw:style-name="gr1" svg:width="10.3472in" svg:height="5.8024in" svg:x="12.3016in" svg:y="0in">
            <draw:object draw:notify-on-update-of-ranges="Sheet3.H3:Sheet3.H3 Sheet3.H4:Sheet3.H43 Sheet3.I3:Sheet3.I3 Sheet3.I4:Sheet3.I43 Sheet3.J3:Sheet3.J3 Sheet3.J4:Sheet3.J43 Sheet3.K3:Sheet3.K3 Sheet3.K4:Sheet3.K43 Sheet3.L3:Sheet3.L3 Sheet3.L4:Sheet3.L4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7"/>
          <table:table-cell office:value-type="string">
            <text:p>TaskId</text:p>
          </table:table-cell>
          <table:table-cell office:value-type="string">
            <text:p>Process 1</text:p>
          </table:table-cell>
          <table:table-cell office:value-type="string">
            <text:p>Process 2</text:p>
          </table:table-cell>
          <table:table-cell office:value-type="string">
            <text:p>Process 3</text:p>
          </table:table-cell>
          <table:table-cell office:value-type="string">
            <text:p>Process 4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[.D4]=1; [.C4]; 0)" office:value-type="float" office:value="5">
            <text:p>5</text:p>
          </table:table-cell>
          <table:table-cell table:formula="of:=IF([.D4]=2; [.C4]; 0)" office:value-type="float" office:value="0">
            <text:p>0</text:p>
          </table:table-cell>
          <table:table-cell table:formula="of:=IF([.D4]=3; [.C4]; 0)" office:value-type="float" office:value="0">
            <text:p>0</text:p>
          </table:table-cell>
          <table:table-cell table:formula="of:=IF([.D4]=4; [.C4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IF([.D5]=1; [.C5]; 0)" office:value-type="float" office:value="7">
            <text:p>7</text:p>
          </table:table-cell>
          <table:table-cell table:formula="of:=IF([.D5]=2; [.C5]; 0)" office:value-type="float" office:value="0">
            <text:p>0</text:p>
          </table:table-cell>
          <table:table-cell table:formula="of:=IF([.D5]=3; [.C5]; 0)" office:value-type="float" office:value="0">
            <text:p>0</text:p>
          </table:table-cell>
          <table:table-cell table:formula="of:=IF([.D5]=4; [.C5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IF([.D6]=1; [.C6]; 0)" office:value-type="float" office:value="12">
            <text:p>12</text:p>
          </table:table-cell>
          <table:table-cell table:formula="of:=IF([.D6]=2; [.C6]; 0)" office:value-type="float" office:value="0">
            <text:p>0</text:p>
          </table:table-cell>
          <table:table-cell table:formula="of:=IF([.D6]=3; [.C6]; 0)" office:value-type="float" office:value="0">
            <text:p>0</text:p>
          </table:table-cell>
          <table:table-cell table:formula="of:=IF([.D6]=4; [.C6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IF([.D7]=1; [.C7]; 0)" office:value-type="float" office:value="18">
            <text:p>18</text:p>
          </table:table-cell>
          <table:table-cell table:formula="of:=IF([.D7]=2; [.C7]; 0)" office:value-type="float" office:value="0">
            <text:p>0</text:p>
          </table:table-cell>
          <table:table-cell table:formula="of:=IF([.D7]=3; [.C7]; 0)" office:value-type="float" office:value="0">
            <text:p>0</text:p>
          </table:table-cell>
          <table:table-cell table:formula="of:=IF([.D7]=4; [.C7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IF([.D8]=1; [.C8]; 0)" office:value-type="float" office:value="27">
            <text:p>27</text:p>
          </table:table-cell>
          <table:table-cell table:formula="of:=IF([.D8]=2; [.C8]; 0)" office:value-type="float" office:value="0">
            <text:p>0</text:p>
          </table:table-cell>
          <table:table-cell table:formula="of:=IF([.D8]=3; [.C8]; 0)" office:value-type="float" office:value="0">
            <text:p>0</text:p>
          </table:table-cell>
          <table:table-cell table:formula="of:=IF([.D8]=4; [.C8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IF([.D9]=1; [.C9]; 0)" office:value-type="float" office:value="38">
            <text:p>38</text:p>
          </table:table-cell>
          <table:table-cell table:formula="of:=IF([.D9]=2; [.C9]; 0)" office:value-type="float" office:value="0">
            <text:p>0</text:p>
          </table:table-cell>
          <table:table-cell table:formula="of:=IF([.D9]=3; [.C9]; 0)" office:value-type="float" office:value="0">
            <text:p>0</text:p>
          </table:table-cell>
          <table:table-cell table:formula="of:=IF([.D9]=4; [.C9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IF([.D10]=1; [.C10]; 0)" office:value-type="float" office:value="51">
            <text:p>51</text:p>
          </table:table-cell>
          <table:table-cell table:formula="of:=IF([.D10]=2; [.C10]; 0)" office:value-type="float" office:value="0">
            <text:p>0</text:p>
          </table:table-cell>
          <table:table-cell table:formula="of:=IF([.D10]=3; [.C10]; 0)" office:value-type="float" office:value="0">
            <text:p>0</text:p>
          </table:table-cell>
          <table:table-cell table:formula="of:=IF([.D10]=4; [.C10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IF([.D11]=1; [.C11]; 0)" office:value-type="float" office:value="67">
            <text:p>67</text:p>
          </table:table-cell>
          <table:table-cell table:formula="of:=IF([.D11]=2; [.C11]; 0)" office:value-type="float" office:value="0">
            <text:p>0</text:p>
          </table:table-cell>
          <table:table-cell table:formula="of:=IF([.D11]=3; [.C11]; 0)" office:value-type="float" office:value="0">
            <text:p>0</text:p>
          </table:table-cell>
          <table:table-cell table:formula="of:=IF([.D11]=4; [.C11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4">
            <text:p>8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IF([.D12]=1; [.C12]; 0)" office:value-type="float" office:value="84">
            <text:p>84</text:p>
          </table:table-cell>
          <table:table-cell table:formula="of:=IF([.D12]=2; [.C12]; 0)" office:value-type="float" office:value="0">
            <text:p>0</text:p>
          </table:table-cell>
          <table:table-cell table:formula="of:=IF([.D12]=3; [.C12]; 0)" office:value-type="float" office:value="0">
            <text:p>0</text:p>
          </table:table-cell>
          <table:table-cell table:formula="of:=IF([.D12]=4; [.C12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IF([.D13]=1; [.C13]; 0)" office:value-type="float" office:value="104">
            <text:p>104</text:p>
          </table:table-cell>
          <table:table-cell table:formula="of:=IF([.D13]=2; [.C13]; 0)" office:value-type="float" office:value="0">
            <text:p>0</text:p>
          </table:table-cell>
          <table:table-cell table:formula="of:=IF([.D13]=3; [.C13]; 0)" office:value-type="float" office:value="0">
            <text:p>0</text:p>
          </table:table-cell>
          <table:table-cell table:formula="of:=IF([.D13]=4; [.C13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IF([.D14]=1; [.C14]; 0)" office:value-type="float" office:value="126">
            <text:p>126</text:p>
          </table:table-cell>
          <table:table-cell table:formula="of:=IF([.D14]=2; [.C14]; 0)" office:value-type="float" office:value="0">
            <text:p>0</text:p>
          </table:table-cell>
          <table:table-cell table:formula="of:=IF([.D14]=3; [.C14]; 0)" office:value-type="float" office:value="0">
            <text:p>0</text:p>
          </table:table-cell>
          <table:table-cell table:formula="of:=IF([.D14]=4; [.C14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IF([.D15]=1; [.C15]; 0)" office:value-type="float" office:value="0">
            <text:p>0</text:p>
          </table:table-cell>
          <table:table-cell table:formula="of:=IF([.D15]=2; [.C15]; 0)" office:value-type="float" office:value="137">
            <text:p>137</text:p>
          </table:table-cell>
          <table:table-cell table:formula="of:=IF([.D15]=3; [.C15]; 0)" office:value-type="float" office:value="0">
            <text:p>0</text:p>
          </table:table-cell>
          <table:table-cell table:formula="of:=IF([.D15]=4; [.C15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IF([.D16]=1; [.C16]; 0)" office:value-type="float" office:value="0">
            <text:p>0</text:p>
          </table:table-cell>
          <table:table-cell table:formula="of:=IF([.D16]=2; [.C16]; 0)" office:value-type="float" office:value="161">
            <text:p>161</text:p>
          </table:table-cell>
          <table:table-cell table:formula="of:=IF([.D16]=3; [.C16]; 0)" office:value-type="float" office:value="0">
            <text:p>0</text:p>
          </table:table-cell>
          <table:table-cell table:formula="of:=IF([.D16]=4; [.C16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IF([.D17]=1; [.C17]; 0)" office:value-type="float" office:value="0">
            <text:p>0</text:p>
          </table:table-cell>
          <table:table-cell table:formula="of:=IF([.D17]=2; [.C17]; 0)" office:value-type="float" office:value="187">
            <text:p>187</text:p>
          </table:table-cell>
          <table:table-cell table:formula="of:=IF([.D17]=3; [.C17]; 0)" office:value-type="float" office:value="0">
            <text:p>0</text:p>
          </table:table-cell>
          <table:table-cell table:formula="of:=IF([.D17]=4; [.C17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formula="of:=IF([.D18]=1; [.C18]; 0)" office:value-type="float" office:value="0">
            <text:p>0</text:p>
          </table:table-cell>
          <table:table-cell table:formula="of:=IF([.D18]=2; [.C18]; 0)" office:value-type="float" office:value="215">
            <text:p>215</text:p>
          </table:table-cell>
          <table:table-cell table:formula="of:=IF([.D18]=3; [.C18]; 0)" office:value-type="float" office:value="0">
            <text:p>0</text:p>
          </table:table-cell>
          <table:table-cell table:formula="of:=IF([.D18]=4; [.C18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formula="of:=IF([.D19]=1; [.C19]; 0)" office:value-type="float" office:value="0">
            <text:p>0</text:p>
          </table:table-cell>
          <table:table-cell table:formula="of:=IF([.D19]=2; [.C19]; 0)" office:value-type="float" office:value="245">
            <text:p>245</text:p>
          </table:table-cell>
          <table:table-cell table:formula="of:=IF([.D19]=3; [.C19]; 0)" office:value-type="float" office:value="0">
            <text:p>0</text:p>
          </table:table-cell>
          <table:table-cell table:formula="of:=IF([.D19]=4; [.C19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formula="of:=IF([.D20]=1; [.C20]; 0)" office:value-type="float" office:value="304">
            <text:p>304</text:p>
          </table:table-cell>
          <table:table-cell table:formula="of:=IF([.D20]=2; [.C20]; 0)" office:value-type="float" office:value="0">
            <text:p>0</text:p>
          </table:table-cell>
          <table:table-cell table:formula="of:=IF([.D20]=3; [.C20]; 0)" office:value-type="float" office:value="0">
            <text:p>0</text:p>
          </table:table-cell>
          <table:table-cell table:formula="of:=IF([.D20]=4; [.C20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formula="of:=IF([.D21]=1; [.C21]; 0)" office:value-type="float" office:value="0">
            <text:p>0</text:p>
          </table:table-cell>
          <table:table-cell table:formula="of:=IF([.D21]=2; [.C21]; 0)" office:value-type="float" office:value="311">
            <text:p>311</text:p>
          </table:table-cell>
          <table:table-cell table:formula="of:=IF([.D21]=3; [.C21]; 0)" office:value-type="float" office:value="0">
            <text:p>0</text:p>
          </table:table-cell>
          <table:table-cell table:formula="of:=IF([.D21]=4; [.C21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IF([.D22]=1; [.C22]; 0)" office:value-type="float" office:value="381">
            <text:p>381</text:p>
          </table:table-cell>
          <table:table-cell table:formula="of:=IF([.D22]=2; [.C22]; 0)" office:value-type="float" office:value="0">
            <text:p>0</text:p>
          </table:table-cell>
          <table:table-cell table:formula="of:=IF([.D22]=3; [.C22]; 0)" office:value-type="float" office:value="0">
            <text:p>0</text:p>
          </table:table-cell>
          <table:table-cell table:formula="of:=IF([.D22]=4; [.C22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formula="of:=IF([.D23]=1; [.C23]; 0)" office:value-type="float" office:value="0">
            <text:p>0</text:p>
          </table:table-cell>
          <table:table-cell table:formula="of:=IF([.D23]=2; [.C23]; 0)" office:value-type="float" office:value="385">
            <text:p>385</text:p>
          </table:table-cell>
          <table:table-cell table:formula="of:=IF([.D23]=3; [.C23]; 0)" office:value-type="float" office:value="0">
            <text:p>0</text:p>
          </table:table-cell>
          <table:table-cell table:formula="of:=IF([.D23]=4; [.C23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425">
            <text:p>425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formula="of:=IF([.D24]=1; [.C24]; 0)" office:value-type="float" office:value="0">
            <text:p>0</text:p>
          </table:table-cell>
          <table:table-cell table:formula="of:=IF([.D24]=2; [.C24]; 0)" office:value-type="float" office:value="425">
            <text:p>425</text:p>
          </table:table-cell>
          <table:table-cell table:formula="of:=IF([.D24]=3; [.C24]; 0)" office:value-type="float" office:value="0">
            <text:p>0</text:p>
          </table:table-cell>
          <table:table-cell table:formula="of:=IF([.D24]=4; [.C24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13">
            <text:p>513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formula="of:=IF([.D25]=1; [.C25]; 0)" office:value-type="float" office:value="513">
            <text:p>513</text:p>
          </table:table-cell>
          <table:table-cell table:formula="of:=IF([.D25]=2; [.C25]; 0)" office:value-type="float" office:value="0">
            <text:p>0</text:p>
          </table:table-cell>
          <table:table-cell table:formula="of:=IF([.D25]=3; [.C25]; 0)" office:value-type="float" office:value="0">
            <text:p>0</text:p>
          </table:table-cell>
          <table:table-cell table:formula="of:=IF([.D25]=4; [.C25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11">
            <text:p>511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formula="of:=IF([.D26]=1; [.C26]; 0)" office:value-type="float" office:value="0">
            <text:p>0</text:p>
          </table:table-cell>
          <table:table-cell table:formula="of:=IF([.D26]=2; [.C26]; 0)" office:value-type="float" office:value="511">
            <text:p>511</text:p>
          </table:table-cell>
          <table:table-cell table:formula="of:=IF([.D26]=3; [.C26]; 0)" office:value-type="float" office:value="0">
            <text:p>0</text:p>
          </table:table-cell>
          <table:table-cell table:formula="of:=IF([.D26]=4; [.C26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12">
            <text:p>612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formula="of:=IF([.D27]=1; [.C27]; 0)" office:value-type="float" office:value="612">
            <text:p>612</text:p>
          </table:table-cell>
          <table:table-cell table:formula="of:=IF([.D27]=2; [.C27]; 0)" office:value-type="float" office:value="0">
            <text:p>0</text:p>
          </table:table-cell>
          <table:table-cell table:formula="of:=IF([.D27]=3; [.C27]; 0)" office:value-type="float" office:value="0">
            <text:p>0</text:p>
          </table:table-cell>
          <table:table-cell table:formula="of:=IF([.D27]=4; [.C27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05">
            <text:p>605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formula="of:=IF([.D28]=1; [.C28]; 0)" office:value-type="float" office:value="0">
            <text:p>0</text:p>
          </table:table-cell>
          <table:table-cell table:formula="of:=IF([.D28]=2; [.C28]; 0)" office:value-type="float" office:value="605">
            <text:p>605</text:p>
          </table:table-cell>
          <table:table-cell table:formula="of:=IF([.D28]=3; [.C28]; 0)" office:value-type="float" office:value="0">
            <text:p>0</text:p>
          </table:table-cell>
          <table:table-cell table:formula="of:=IF([.D28]=4; [.C28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 table:formula="of:=IF([.D29]=1; [.C29]; 0)" office:value-type="float" office:value="720">
            <text:p>720</text:p>
          </table:table-cell>
          <table:table-cell table:formula="of:=IF([.D29]=2; [.C29]; 0)" office:value-type="float" office:value="0">
            <text:p>0</text:p>
          </table:table-cell>
          <table:table-cell table:formula="of:=IF([.D29]=3; [.C29]; 0)" office:value-type="float" office:value="0">
            <text:p>0</text:p>
          </table:table-cell>
          <table:table-cell table:formula="of:=IF([.D29]=4; [.C29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65">
            <text:p>565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formula="of:=IF([.D30]=1; [.C30]; 0)" office:value-type="float" office:value="0">
            <text:p>0</text:p>
          </table:table-cell>
          <table:table-cell table:formula="of:=IF([.D30]=2; [.C30]; 0)" office:value-type="float" office:value="0">
            <text:p>0</text:p>
          </table:table-cell>
          <table:table-cell table:formula="of:=IF([.D30]=3; [.C30]; 0)" office:value-type="float" office:value="565">
            <text:p>565</text:p>
          </table:table-cell>
          <table:table-cell table:formula="of:=IF([.D30]=4; [.C30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08">
            <text:p>608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formula="of:=IF([.D31]=1; [.C31]; 0)" office:value-type="float" office:value="0">
            <text:p>0</text:p>
          </table:table-cell>
          <table:table-cell table:formula="of:=IF([.D31]=2; [.C31]; 0)" office:value-type="float" office:value="0">
            <text:p>0</text:p>
          </table:table-cell>
          <table:table-cell table:formula="of:=IF([.D31]=3; [.C31]; 0)" office:value-type="float" office:value="608">
            <text:p>608</text:p>
          </table:table-cell>
          <table:table-cell table:formula="of:=IF([.D31]=4; [.C31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653">
            <text:p>653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formula="of:=IF([.D32]=1; [.C32]; 0)" office:value-type="float" office:value="0">
            <text:p>0</text:p>
          </table:table-cell>
          <table:table-cell table:formula="of:=IF([.D32]=2; [.C32]; 0)" office:value-type="float" office:value="0">
            <text:p>0</text:p>
          </table:table-cell>
          <table:table-cell table:formula="of:=IF([.D32]=3; [.C32]; 0)" office:value-type="float" office:value="653">
            <text:p>653</text:p>
          </table:table-cell>
          <table:table-cell table:formula="of:=IF([.D32]=4; [.C32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75">
            <text:p>875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formula="of:=IF([.D33]=1; [.C33]; 0)" office:value-type="float" office:value="0">
            <text:p>0</text:p>
          </table:table-cell>
          <table:table-cell table:formula="of:=IF([.D33]=2; [.C33]; 0)" office:value-type="float" office:value="875">
            <text:p>875</text:p>
          </table:table-cell>
          <table:table-cell table:formula="of:=IF([.D33]=3; [.C33]; 0)" office:value-type="float" office:value="0">
            <text:p>0</text:p>
          </table:table-cell>
          <table:table-cell table:formula="of:=IF([.D33]=4; [.C33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48">
            <text:p>748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30">
            <text:p>30</text:p>
          </table:table-cell>
          <table:table-cell table:formula="of:=IF([.D34]=1; [.C34]; 0)" office:value-type="float" office:value="0">
            <text:p>0</text:p>
          </table:table-cell>
          <table:table-cell table:formula="of:=IF([.D34]=2; [.C34]; 0)" office:value-type="float" office:value="0">
            <text:p>0</text:p>
          </table:table-cell>
          <table:table-cell table:formula="of:=IF([.D34]=3; [.C34]; 0)" office:value-type="float" office:value="748">
            <text:p>748</text:p>
          </table:table-cell>
          <table:table-cell table:formula="of:=IF([.D34]=4; [.C34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797">
            <text:p>797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float" office:value="31">
            <text:p>31</text:p>
          </table:table-cell>
          <table:table-cell table:formula="of:=IF([.D35]=1; [.C35]; 0)" office:value-type="float" office:value="0">
            <text:p>0</text:p>
          </table:table-cell>
          <table:table-cell table:formula="of:=IF([.D35]=2; [.C35]; 0)" office:value-type="float" office:value="0">
            <text:p>0</text:p>
          </table:table-cell>
          <table:table-cell table:formula="of:=IF([.D35]=3; [.C35]; 0)" office:value-type="float" office:value="797">
            <text:p>797</text:p>
          </table:table-cell>
          <table:table-cell table:formula="of:=IF([.D35]=4; [.C35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848">
            <text:p>848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table:number-columns-repeated="2"/>
          <table:table-cell office:value-type="float" office:value="32">
            <text:p>32</text:p>
          </table:table-cell>
          <table:table-cell table:formula="of:=IF([.D36]=1; [.C36]; 0)" office:value-type="float" office:value="0">
            <text:p>0</text:p>
          </table:table-cell>
          <table:table-cell table:formula="of:=IF([.D36]=2; [.C36]; 0)" office:value-type="float" office:value="0">
            <text:p>0</text:p>
          </table:table-cell>
          <table:table-cell table:formula="of:=IF([.D36]=3; [.C36]; 0)" office:value-type="float" office:value="848">
            <text:p>848</text:p>
          </table:table-cell>
          <table:table-cell table:formula="of:=IF([.D36]=4; [.C36]; 0)" office:value-type="float" office:value="0">
            <text:p>0</text:p>
          </table:table-cell>
        </table:table-row>
        <table:table-row table:style-name="ro1">
          <table:table-cell table:number-columns-repeated="2"/>
          <table:table-cell office:value-type="float" office:value="563">
            <text:p>56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table:number-columns-repeated="2"/>
          <table:table-cell office:value-type="float" office:value="33">
            <text:p>33</text:p>
          </table:table-cell>
          <table:table-cell table:formula="of:=IF([.D37]=1; [.C37]; 0)" office:value-type="float" office:value="0">
            <text:p>0</text:p>
          </table:table-cell>
          <table:table-cell table:formula="of:=IF([.D37]=2; [.C37]; 0)" office:value-type="float" office:value="0">
            <text:p>0</text:p>
          </table:table-cell>
          <table:table-cell table:formula="of:=IF([.D37]=3; [.C37]; 0)" office:value-type="float" office:value="0">
            <text:p>0</text:p>
          </table:table-cell>
          <table:table-cell table:formula="of:=IF([.D37]=4; [.C37]; 0)" office:value-type="float" office:value="563">
            <text:p>563</text:p>
          </table:table-cell>
        </table:table-row>
        <table:table-row table:style-name="ro1">
          <table:table-cell table:number-columns-repeated="2"/>
          <table:table-cell office:value-type="float" office:value="597">
            <text:p>597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table:number-columns-repeated="2"/>
          <table:table-cell office:value-type="float" office:value="34">
            <text:p>34</text:p>
          </table:table-cell>
          <table:table-cell table:formula="of:=IF([.D38]=1; [.C38]; 0)" office:value-type="float" office:value="0">
            <text:p>0</text:p>
          </table:table-cell>
          <table:table-cell table:formula="of:=IF([.D38]=2; [.C38]; 0)" office:value-type="float" office:value="0">
            <text:p>0</text:p>
          </table:table-cell>
          <table:table-cell table:formula="of:=IF([.D38]=3; [.C38]; 0)" office:value-type="float" office:value="0">
            <text:p>0</text:p>
          </table:table-cell>
          <table:table-cell table:formula="of:=IF([.D38]=4; [.C38]; 0)" office:value-type="float" office:value="597">
            <text:p>597</text:p>
          </table:table-cell>
        </table:table-row>
        <table:table-row table:style-name="ro1">
          <table:table-cell table:number-columns-repeated="2"/>
          <table:table-cell office:value-type="float" office:value="632">
            <text:p>632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  <table:table-cell office:value-type="float" office:value="35">
            <text:p>35</text:p>
          </table:table-cell>
          <table:table-cell table:formula="of:=IF([.D39]=1; [.C39]; 0)" office:value-type="float" office:value="0">
            <text:p>0</text:p>
          </table:table-cell>
          <table:table-cell table:formula="of:=IF([.D39]=2; [.C39]; 0)" office:value-type="float" office:value="0">
            <text:p>0</text:p>
          </table:table-cell>
          <table:table-cell table:formula="of:=IF([.D39]=3; [.C39]; 0)" office:value-type="float" office:value="0">
            <text:p>0</text:p>
          </table:table-cell>
          <table:table-cell table:formula="of:=IF([.D39]=4; [.C39]; 0)" office:value-type="float" office:value="632">
            <text:p>632</text:p>
          </table:table-cell>
        </table:table-row>
        <table:table-row table:style-name="ro1">
          <table:table-cell table:number-columns-repeated="2"/>
          <table:table-cell office:value-type="float" office:value="668">
            <text:p>668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table:number-columns-repeated="2"/>
          <table:table-cell office:value-type="float" office:value="36">
            <text:p>36</text:p>
          </table:table-cell>
          <table:table-cell table:formula="of:=IF([.D40]=1; [.C40]; 0)" office:value-type="float" office:value="0">
            <text:p>0</text:p>
          </table:table-cell>
          <table:table-cell table:formula="of:=IF([.D40]=2; [.C40]; 0)" office:value-type="float" office:value="0">
            <text:p>0</text:p>
          </table:table-cell>
          <table:table-cell table:formula="of:=IF([.D40]=3; [.C40]; 0)" office:value-type="float" office:value="0">
            <text:p>0</text:p>
          </table:table-cell>
          <table:table-cell table:formula="of:=IF([.D40]=4; [.C40]; 0)" office:value-type="float" office:value="668">
            <text:p>668</text:p>
          </table:table-cell>
        </table:table-row>
        <table:table-row table:style-name="ro1">
          <table:table-cell table:number-columns-repeated="2"/>
          <table:table-cell office:value-type="float" office:value="705">
            <text:p>705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2"/>
          <table:table-cell office:value-type="float" office:value="37">
            <text:p>37</text:p>
          </table:table-cell>
          <table:table-cell table:formula="of:=IF([.D41]=1; [.C41]; 0)" office:value-type="float" office:value="0">
            <text:p>0</text:p>
          </table:table-cell>
          <table:table-cell table:formula="of:=IF([.D41]=2; [.C41]; 0)" office:value-type="float" office:value="0">
            <text:p>0</text:p>
          </table:table-cell>
          <table:table-cell table:formula="of:=IF([.D41]=3; [.C41]; 0)" office:value-type="float" office:value="0">
            <text:p>0</text:p>
          </table:table-cell>
          <table:table-cell table:formula="of:=IF([.D41]=4; [.C41]; 0)" office:value-type="float" office:value="705">
            <text:p>705</text:p>
          </table:table-cell>
        </table:table-row>
        <table:table-row table:style-name="ro1">
          <table:table-cell table:number-columns-repeated="2"/>
          <table:table-cell office:value-type="float" office:value="743">
            <text:p>743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float" office:value="38">
            <text:p>38</text:p>
          </table:table-cell>
          <table:table-cell table:formula="of:=IF([.D42]=1; [.C42]; 0)" office:value-type="float" office:value="0">
            <text:p>0</text:p>
          </table:table-cell>
          <table:table-cell table:formula="of:=IF([.D42]=2; [.C42]; 0)" office:value-type="float" office:value="0">
            <text:p>0</text:p>
          </table:table-cell>
          <table:table-cell table:formula="of:=IF([.D42]=3; [.C42]; 0)" office:value-type="float" office:value="0">
            <text:p>0</text:p>
          </table:table-cell>
          <table:table-cell table:formula="of:=IF([.D42]=4; [.C42]; 0)" office:value-type="float" office:value="743">
            <text:p>743</text:p>
          </table:table-cell>
        </table:table-row>
        <table:table-row table:style-name="ro1">
          <table:table-cell table:number-columns-repeated="2"/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number-columns-repeated="2"/>
          <table:table-cell office:value-type="float" office:value="39">
            <text:p>39</text:p>
          </table:table-cell>
          <table:table-cell table:formula="of:=IF([.D43]=1; [.C43]; 0)" office:value-type="float" office:value="0">
            <text:p>0</text:p>
          </table:table-cell>
          <table:table-cell table:formula="of:=IF([.D43]=2; [.C43]; 0)" office:value-type="float" office:value="0">
            <text:p>0</text:p>
          </table:table-cell>
          <table:table-cell table:formula="of:=IF([.D43]=3; [.C43]; 0)" office:value-type="float" office:value="0">
            <text:p>0</text:p>
          </table:table-cell>
          <table:table-cell table:formula="of:=IF([.D43]=4; [.C43]; 0)" office:value-type="float" office:value="782">
            <text:p>782</text:p>
          </table:table-cell>
        </table:table-row>
        <table:table-row table:style-name="ro1">
          <table:table-cell table:number-columns-repeated="8"/>
          <table:table-cell table:formula="of:=SUM([.I4:.I43])" office:value-type="float" office:value="3069">
            <text:p>3069</text:p>
          </table:table-cell>
          <table:table-cell table:formula="of:=SUM([.J4:.J43])" office:value-type="float" office:value="4057">
            <text:p>4057</text:p>
          </table:table-cell>
          <table:table-cell table:formula="of:=SUM([.K4:.K43])" office:value-type="float" office:value="4219">
            <text:p>4219</text:p>
          </table:table-cell>
          <table:table-cell table:formula="of:=SUM([.L4:.L43])" office:value-type="float" office:value="4690">
            <text:p>4690</text:p>
          </table:table-cell>
        </table:table-row>
        <table:table-row table:style-name="ro1">
          <table:table-cell table:number-columns-repeated="8"/>
          <table:table-cell office:value-type="float" office:value="920">
            <text:p>920</text:p>
          </table:table-cell>
          <table:table-cell office:value-type="float" office:value="523">
            <text:p>523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8"/>
          <table:table-cell table:formula="of:=SUM([.I44:.I45])" office:value-type="float" office:value="3989">
            <text:p>3989</text:p>
          </table:table-cell>
          <table:table-cell table:formula="of:=SUM([.J44:.J45])" office:value-type="float" office:value="4580">
            <text:p>4580</text:p>
          </table:table-cell>
          <table:table-cell table:formula="of:=SUM([.K44:.K45])" office:value-type="float" office:value="4363">
            <text:p>4363</text:p>
          </table:table-cell>
          <table:table-cell table:formula="of:=SUM([.L44:.L45])" office:value-type="float" office:value="4690">
            <text:p>4690</text:p>
          </table:table-cell>
        </table:table-row>
      </table:table>
      <table:table table:name="Sheet4" table:style-name="ta1">
        <table:shapes>
          <draw:frame draw:z-index="0" draw:style-name="gr1" svg:width="10.5028in" svg:height="5.3169in" svg:x="10.7094in" svg:y="0.4098in">
            <draw:object draw:notify-on-update-of-ranges="Sheet4.H3:Sheet4.H3 Sheet4.H4:Sheet4.H43 Sheet4.I3:Sheet4.I3 Sheet4.I4:Sheet4.I43 Sheet4.J3:Sheet4.J3 Sheet4.J4:Sheet4.J43 Sheet4.K3:Sheet4.K3 Sheet4.K4:Sheet4.K43 Sheet4.L3:Sheet4.L3 Sheet4.L4:Sheet4.L4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TaskId</text:p>
          </table:table-cell>
          <table:table-cell office:value-type="string">
            <text:p>Process 1</text:p>
          </table:table-cell>
          <table:table-cell office:value-type="string">
            <text:p>Process 2</text:p>
          </table:table-cell>
          <table:table-cell office:value-type="string">
            <text:p>Process 3 </text:p>
          </table:table-cell>
          <table:table-cell office:value-type="string">
            <text:p>Process 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IF([.E4]=1; [.D4]; 0)" office:value-type="float" office:value="0">
            <text:p>0</text:p>
          </table:table-cell>
          <table:table-cell table:formula="of:=IF([.E4]=2; [.D4]; 0)" office:value-type="float" office:value="0">
            <text:p>0</text:p>
          </table:table-cell>
          <table:table-cell table:formula="of:=IF([.E4]=3; [.D4]; 0)" office:value-type="float" office:value="1">
            <text:p>1</text:p>
          </table:table-cell>
          <table:table-cell table:formula="of:=IF([.E4]=4; [.D4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IF([.E5]=1; [.D5]; 0)" office:value-type="float" office:value="0">
            <text:p>0</text:p>
          </table:table-cell>
          <table:table-cell table:formula="of:=IF([.E5]=2; [.D5]; 0)" office:value-type="float" office:value="1">
            <text:p>1</text:p>
          </table:table-cell>
          <table:table-cell table:formula="of:=IF([.E5]=3; [.D5]; 0)" office:value-type="float" office:value="0">
            <text:p>0</text:p>
          </table:table-cell>
          <table:table-cell table:formula="of:=IF([.E5]=4; [.D5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/>
          <table:table-cell office:value-type="float" office:value="2">
            <text:p>2</text:p>
          </table:table-cell>
          <table:table-cell table:formula="of:=IF([.E6]=1; [.D6]; 0)" office:value-type="float" office:value="0">
            <text:p>0</text:p>
          </table:table-cell>
          <table:table-cell table:formula="of:=IF([.E6]=2; [.D6]; 0)" office:value-type="float" office:value="1">
            <text:p>1</text:p>
          </table:table-cell>
          <table:table-cell table:formula="of:=IF([.E6]=3; [.D6]; 0)" office:value-type="float" office:value="0">
            <text:p>0</text:p>
          </table:table-cell>
          <table:table-cell table:formula="of:=IF([.E6]=4; [.D6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formula="of:=IF([.E7]=1; [.D7]; 0)" office:value-type="float" office:value="0">
            <text:p>0</text:p>
          </table:table-cell>
          <table:table-cell table:formula="of:=IF([.E7]=2; [.D7]; 0)" office:value-type="float" office:value="1">
            <text:p>1</text:p>
          </table:table-cell>
          <table:table-cell table:formula="of:=IF([.E7]=3; [.D7]; 0)" office:value-type="float" office:value="0">
            <text:p>0</text:p>
          </table:table-cell>
          <table:table-cell table:formula="of:=IF([.E7]=4; [.D7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formula="of:=IF([.E8]=1; [.D8]; 0)" office:value-type="float" office:value="0">
            <text:p>0</text:p>
          </table:table-cell>
          <table:table-cell table:formula="of:=IF([.E8]=2; [.D8]; 0)" office:value-type="float" office:value="2">
            <text:p>2</text:p>
          </table:table-cell>
          <table:table-cell table:formula="of:=IF([.E8]=3; [.D8]; 0)" office:value-type="float" office:value="0">
            <text:p>0</text:p>
          </table:table-cell>
          <table:table-cell table:formula="of:=IF([.E8]=4; [.D8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  <table:table-cell office:value-type="float" office:value="5">
            <text:p>5</text:p>
          </table:table-cell>
          <table:table-cell table:formula="of:=IF([.E9]=1; [.D9]; 0)" office:value-type="float" office:value="0">
            <text:p>0</text:p>
          </table:table-cell>
          <table:table-cell table:formula="of:=IF([.E9]=2; [.D9]; 0)" office:value-type="float" office:value="3">
            <text:p>3</text:p>
          </table:table-cell>
          <table:table-cell table:formula="of:=IF([.E9]=3; [.D9]; 0)" office:value-type="float" office:value="0">
            <text:p>0</text:p>
          </table:table-cell>
          <table:table-cell table:formula="of:=IF([.E9]=4; [.D9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float" office:value="6">
            <text:p>6</text:p>
          </table:table-cell>
          <table:table-cell table:formula="of:=IF([.E10]=1; [.D10]; 0)" office:value-type="float" office:value="0">
            <text:p>0</text:p>
          </table:table-cell>
          <table:table-cell table:formula="of:=IF([.E10]=2; [.D10]; 0)" office:value-type="float" office:value="5">
            <text:p>5</text:p>
          </table:table-cell>
          <table:table-cell table:formula="of:=IF([.E10]=3; [.D10]; 0)" office:value-type="float" office:value="0">
            <text:p>0</text:p>
          </table:table-cell>
          <table:table-cell table:formula="of:=IF([.E10]=4; [.D10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table:formula="of:=IF([.E11]=1; [.D11]; 0)" office:value-type="float" office:value="0">
            <text:p>0</text:p>
          </table:table-cell>
          <table:table-cell table:formula="of:=IF([.E11]=2; [.D11]; 0)" office:value-type="float" office:value="6">
            <text:p>6</text:p>
          </table:table-cell>
          <table:table-cell table:formula="of:=IF([.E11]=3; [.D11]; 0)" office:value-type="float" office:value="0">
            <text:p>0</text:p>
          </table:table-cell>
          <table:table-cell table:formula="of:=IF([.E11]=4; [.D11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  <table:table-cell office:value-type="float" office:value="8">
            <text:p>8</text:p>
          </table:table-cell>
          <table:table-cell table:formula="of:=IF([.E12]=1; [.D12]; 0)" office:value-type="float" office:value="0">
            <text:p>0</text:p>
          </table:table-cell>
          <table:table-cell table:formula="of:=IF([.E12]=2; [.D12]; 0)" office:value-type="float" office:value="8">
            <text:p>8</text:p>
          </table:table-cell>
          <table:table-cell table:formula="of:=IF([.E12]=3; [.D12]; 0)" office:value-type="float" office:value="0">
            <text:p>0</text:p>
          </table:table-cell>
          <table:table-cell table:formula="of:=IF([.E12]=4; [.D12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office:value-type="float" office:value="9">
            <text:p>9</text:p>
          </table:table-cell>
          <table:table-cell table:formula="of:=IF([.E13]=1; [.D13]; 0)" office:value-type="float" office:value="0">
            <text:p>0</text:p>
          </table:table-cell>
          <table:table-cell table:formula="of:=IF([.E13]=2; [.D13]; 0)" office:value-type="float" office:value="10">
            <text:p>10</text:p>
          </table:table-cell>
          <table:table-cell table:formula="of:=IF([.E13]=3; [.D13]; 0)" office:value-type="float" office:value="0">
            <text:p>0</text:p>
          </table:table-cell>
          <table:table-cell table:formula="of:=IF([.E13]=4; [.D13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table:formula="of:=IF([.E14]=1; [.D14]; 0)" office:value-type="float" office:value="0">
            <text:p>0</text:p>
          </table:table-cell>
          <table:table-cell table:formula="of:=IF([.E14]=2; [.D14]; 0)" office:value-type="float" office:value="12">
            <text:p>12</text:p>
          </table:table-cell>
          <table:table-cell table:formula="of:=IF([.E14]=3; [.D14]; 0)" office:value-type="float" office:value="0">
            <text:p>0</text:p>
          </table:table-cell>
          <table:table-cell table:formula="of:=IF([.E14]=4; [.D14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  <table:table-cell office:value-type="float" office:value="11">
            <text:p>11</text:p>
          </table:table-cell>
          <table:table-cell table:formula="of:=IF([.E15]=1; [.D15]; 0)" office:value-type="float" office:value="13">
            <text:p>13</text:p>
          </table:table-cell>
          <table:table-cell table:formula="of:=IF([.E15]=2; [.D15]; 0)" office:value-type="float" office:value="0">
            <text:p>0</text:p>
          </table:table-cell>
          <table:table-cell table:formula="of:=IF([.E15]=3; [.D15]; 0)" office:value-type="float" office:value="0">
            <text:p>0</text:p>
          </table:table-cell>
          <table:table-cell table:formula="of:=IF([.E15]=4; [.D15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float" office:value="12">
            <text:p>12</text:p>
          </table:table-cell>
          <table:table-cell table:formula="of:=IF([.E16]=1; [.D16]; 0)" office:value-type="float" office:value="16">
            <text:p>16</text:p>
          </table:table-cell>
          <table:table-cell table:formula="of:=IF([.E16]=2; [.D16]; 0)" office:value-type="float" office:value="0">
            <text:p>0</text:p>
          </table:table-cell>
          <table:table-cell table:formula="of:=IF([.E16]=3; [.D16]; 0)" office:value-type="float" office:value="0">
            <text:p>0</text:p>
          </table:table-cell>
          <table:table-cell table:formula="of:=IF([.E16]=4; [.D16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/>
          <table:table-cell office:value-type="float" office:value="13">
            <text:p>13</text:p>
          </table:table-cell>
          <table:table-cell table:formula="of:=IF([.E17]=1; [.D17]; 0)" office:value-type="float" office:value="18">
            <text:p>18</text:p>
          </table:table-cell>
          <table:table-cell table:formula="of:=IF([.E17]=2; [.D17]; 0)" office:value-type="float" office:value="0">
            <text:p>0</text:p>
          </table:table-cell>
          <table:table-cell table:formula="of:=IF([.E17]=3; [.D17]; 0)" office:value-type="float" office:value="0">
            <text:p>0</text:p>
          </table:table-cell>
          <table:table-cell table:formula="of:=IF([.E17]=4; [.D17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table:formula="of:=IF([.E18]=1; [.D18]; 0)" office:value-type="float" office:value="21">
            <text:p>21</text:p>
          </table:table-cell>
          <table:table-cell table:formula="of:=IF([.E18]=2; [.D18]; 0)" office:value-type="float" office:value="0">
            <text:p>0</text:p>
          </table:table-cell>
          <table:table-cell table:formula="of:=IF([.E18]=3; [.D18]; 0)" office:value-type="float" office:value="0">
            <text:p>0</text:p>
          </table:table-cell>
          <table:table-cell table:formula="of:=IF([.E18]=4; [.D18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formula="of:=IF([.E19]=1; [.D19]; 0)" office:value-type="float" office:value="24">
            <text:p>24</text:p>
          </table:table-cell>
          <table:table-cell table:formula="of:=IF([.E19]=2; [.D19]; 0)" office:value-type="float" office:value="0">
            <text:p>0</text:p>
          </table:table-cell>
          <table:table-cell table:formula="of:=IF([.E19]=3; [.D19]; 0)" office:value-type="float" office:value="0">
            <text:p>0</text:p>
          </table:table-cell>
          <table:table-cell table:formula="of:=IF([.E19]=4; [.D19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 table:formula="of:=IF([.E20]=1; [.D20]; 0)" office:value-type="float" office:value="0">
            <text:p>0</text:p>
          </table:table-cell>
          <table:table-cell table:formula="of:=IF([.E20]=2; [.D20]; 0)" office:value-type="float" office:value="30">
            <text:p>30</text:p>
          </table:table-cell>
          <table:table-cell table:formula="of:=IF([.E20]=3; [.D20]; 0)" office:value-type="float" office:value="0">
            <text:p>0</text:p>
          </table:table-cell>
          <table:table-cell table:formula="of:=IF([.E20]=4; [.D20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/>
          <table:table-cell office:value-type="float" office:value="17">
            <text:p>17</text:p>
          </table:table-cell>
          <table:table-cell table:formula="of:=IF([.E21]=1; [.D21]; 0)" office:value-type="float" office:value="31">
            <text:p>31</text:p>
          </table:table-cell>
          <table:table-cell table:formula="of:=IF([.E21]=2; [.D21]; 0)" office:value-type="float" office:value="0">
            <text:p>0</text:p>
          </table:table-cell>
          <table:table-cell table:formula="of:=IF([.E21]=3; [.D21]; 0)" office:value-type="float" office:value="0">
            <text:p>0</text:p>
          </table:table-cell>
          <table:table-cell table:formula="of:=IF([.E21]=4; [.D21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  <table:table-cell office:value-type="float" office:value="18">
            <text:p>18</text:p>
          </table:table-cell>
          <table:table-cell table:formula="of:=IF([.E22]=1; [.D22]; 0)" office:value-type="float" office:value="0">
            <text:p>0</text:p>
          </table:table-cell>
          <table:table-cell table:formula="of:=IF([.E22]=2; [.D22]; 0)" office:value-type="float" office:value="38">
            <text:p>38</text:p>
          </table:table-cell>
          <table:table-cell table:formula="of:=IF([.E22]=3; [.D22]; 0)" office:value-type="float" office:value="0">
            <text:p>0</text:p>
          </table:table-cell>
          <table:table-cell table:formula="of:=IF([.E22]=4; [.D22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office:value-type="float" office:value="19">
            <text:p>19</text:p>
          </table:table-cell>
          <table:table-cell table:formula="of:=IF([.E23]=1; [.D23]; 0)" office:value-type="float" office:value="38">
            <text:p>38</text:p>
          </table:table-cell>
          <table:table-cell table:formula="of:=IF([.E23]=2; [.D23]; 0)" office:value-type="float" office:value="0">
            <text:p>0</text:p>
          </table:table-cell>
          <table:table-cell table:formula="of:=IF([.E23]=3; [.D23]; 0)" office:value-type="float" office:value="0">
            <text:p>0</text:p>
          </table:table-cell>
          <table:table-cell table:formula="of:=IF([.E23]=4; [.D23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formula="of:=IF([.E24]=1; [.D24]; 0)" office:value-type="float" office:value="42">
            <text:p>42</text:p>
          </table:table-cell>
          <table:table-cell table:formula="of:=IF([.E24]=2; [.D24]; 0)" office:value-type="float" office:value="0">
            <text:p>0</text:p>
          </table:table-cell>
          <table:table-cell table:formula="of:=IF([.E24]=3; [.D24]; 0)" office:value-type="float" office:value="0">
            <text:p>0</text:p>
          </table:table-cell>
          <table:table-cell table:formula="of:=IF([.E24]=4; [.D24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/>
          <table:table-cell office:value-type="float" office:value="21">
            <text:p>21</text:p>
          </table:table-cell>
          <table:table-cell table:formula="of:=IF([.E25]=1; [.D25]; 0)" office:value-type="float" office:value="0">
            <text:p>0</text:p>
          </table:table-cell>
          <table:table-cell table:formula="of:=IF([.E25]=2; [.D25]; 0)" office:value-type="float" office:value="51">
            <text:p>51</text:p>
          </table:table-cell>
          <table:table-cell table:formula="of:=IF([.E25]=3; [.D25]; 0)" office:value-type="float" office:value="0">
            <text:p>0</text:p>
          </table:table-cell>
          <table:table-cell table:formula="of:=IF([.E25]=4; [.D25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/>
          <table:table-cell office:value-type="float" office:value="22">
            <text:p>22</text:p>
          </table:table-cell>
          <table:table-cell table:formula="of:=IF([.E26]=1; [.D26]; 0)" office:value-type="float" office:value="51">
            <text:p>51</text:p>
          </table:table-cell>
          <table:table-cell table:formula="of:=IF([.E26]=2; [.D26]; 0)" office:value-type="float" office:value="0">
            <text:p>0</text:p>
          </table:table-cell>
          <table:table-cell table:formula="of:=IF([.E26]=3; [.D26]; 0)" office:value-type="float" office:value="0">
            <text:p>0</text:p>
          </table:table-cell>
          <table:table-cell table:formula="of:=IF([.E26]=4; [.D26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formula="of:=IF([.E27]=1; [.D27]; 0)" office:value-type="float" office:value="0">
            <text:p>0</text:p>
          </table:table-cell>
          <table:table-cell table:formula="of:=IF([.E27]=2; [.D27]; 0)" office:value-type="float" office:value="61">
            <text:p>61</text:p>
          </table:table-cell>
          <table:table-cell table:formula="of:=IF([.E27]=3; [.D27]; 0)" office:value-type="float" office:value="0">
            <text:p>0</text:p>
          </table:table-cell>
          <table:table-cell table:formula="of:=IF([.E27]=4; [.D27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/>
          <table:table-cell office:value-type="float" office:value="24">
            <text:p>24</text:p>
          </table:table-cell>
          <table:table-cell table:formula="of:=IF([.E28]=1; [.D28]; 0)" office:value-type="float" office:value="60">
            <text:p>60</text:p>
          </table:table-cell>
          <table:table-cell table:formula="of:=IF([.E28]=2; [.D28]; 0)" office:value-type="float" office:value="0">
            <text:p>0</text:p>
          </table:table-cell>
          <table:table-cell table:formula="of:=IF([.E28]=3; [.D28]; 0)" office:value-type="float" office:value="0">
            <text:p>0</text:p>
          </table:table-cell>
          <table:table-cell table:formula="of:=IF([.E28]=4; [.D28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formula="of:=IF([.E29]=1; [.D29]; 0)" office:value-type="float" office:value="0">
            <text:p>0</text:p>
          </table:table-cell>
          <table:table-cell table:formula="of:=IF([.E29]=2; [.D29]; 0)" office:value-type="float" office:value="72">
            <text:p>72</text:p>
          </table:table-cell>
          <table:table-cell table:formula="of:=IF([.E29]=3; [.D29]; 0)" office:value-type="float" office:value="0">
            <text:p>0</text:p>
          </table:table-cell>
          <table:table-cell table:formula="of:=IF([.E29]=4; [.D29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table:formula="of:=IF([.E30]=1; [.D30]; 0)" office:value-type="float" office:value="56">
            <text:p>56</text:p>
          </table:table-cell>
          <table:table-cell table:formula="of:=IF([.E30]=2; [.D30]; 0)" office:value-type="float" office:value="0">
            <text:p>0</text:p>
          </table:table-cell>
          <table:table-cell table:formula="of:=IF([.E30]=3; [.D30]; 0)" office:value-type="float" office:value="0">
            <text:p>0</text:p>
          </table:table-cell>
          <table:table-cell table:formula="of:=IF([.E30]=4; [.D30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 table:formula="of:=IF([.E31]=1; [.D31]; 0)" office:value-type="float" office:value="60">
            <text:p>60</text:p>
          </table:table-cell>
          <table:table-cell table:formula="of:=IF([.E31]=2; [.D31]; 0)" office:value-type="float" office:value="0">
            <text:p>0</text:p>
          </table:table-cell>
          <table:table-cell table:formula="of:=IF([.E31]=3; [.D31]; 0)" office:value-type="float" office:value="0">
            <text:p>0</text:p>
          </table:table-cell>
          <table:table-cell table:formula="of:=IF([.E31]=4; [.D31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formula="of:=IF([.E32]=1; [.D32]; 0)" office:value-type="float" office:value="65">
            <text:p>65</text:p>
          </table:table-cell>
          <table:table-cell table:formula="of:=IF([.E32]=2; [.D32]; 0)" office:value-type="float" office:value="0">
            <text:p>0</text:p>
          </table:table-cell>
          <table:table-cell table:formula="of:=IF([.E32]=3; [.D32]; 0)" office:value-type="float" office:value="0">
            <text:p>0</text:p>
          </table:table-cell>
          <table:table-cell table:formula="of:=IF([.E32]=4; [.D32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table:formula="of:=IF([.E33]=1; [.D33]; 0)" office:value-type="float" office:value="0">
            <text:p>0</text:p>
          </table:table-cell>
          <table:table-cell table:formula="of:=IF([.E33]=2; [.D33]; 0)" office:value-type="float" office:value="0">
            <text:p>0</text:p>
          </table:table-cell>
          <table:table-cell table:formula="of:=IF([.E33]=3; [.D33]; 0)" office:value-type="float" office:value="87">
            <text:p>87</text:p>
          </table:table-cell>
          <table:table-cell table:formula="of:=IF([.E33]=4; [.D33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table:formula="of:=IF([.E34]=1; [.D34]; 0)" office:value-type="float" office:value="74">
            <text:p>74</text:p>
          </table:table-cell>
          <table:table-cell table:formula="of:=IF([.E34]=2; [.D34]; 0)" office:value-type="float" office:value="0">
            <text:p>0</text:p>
          </table:table-cell>
          <table:table-cell table:formula="of:=IF([.E34]=3; [.D34]; 0)" office:value-type="float" office:value="0">
            <text:p>0</text:p>
          </table:table-cell>
          <table:table-cell table:formula="of:=IF([.E34]=4; [.D34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/>
          <table:table-cell office:value-type="float" office:value="31">
            <text:p>31</text:p>
          </table:table-cell>
          <table:table-cell table:formula="of:=IF([.E35]=1; [.D35]; 0)" office:value-type="float" office:value="0">
            <text:p>0</text:p>
          </table:table-cell>
          <table:table-cell table:formula="of:=IF([.E35]=2; [.D35]; 0)" office:value-type="float" office:value="79">
            <text:p>79</text:p>
          </table:table-cell>
          <table:table-cell table:formula="of:=IF([.E35]=3; [.D35]; 0)" office:value-type="float" office:value="0">
            <text:p>0</text:p>
          </table:table-cell>
          <table:table-cell table:formula="of:=IF([.E35]=4; [.D35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/>
          <table:table-cell office:value-type="float" office:value="32">
            <text:p>32</text:p>
          </table:table-cell>
          <table:table-cell table:formula="of:=IF([.E36]=1; [.D36]; 0)" office:value-type="float" office:value="0">
            <text:p>0</text:p>
          </table:table-cell>
          <table:table-cell table:formula="of:=IF([.E36]=2; [.D36]; 0)" office:value-type="float" office:value="84">
            <text:p>84</text:p>
          </table:table-cell>
          <table:table-cell table:formula="of:=IF([.E36]=3; [.D36]; 0)" office:value-type="float" office:value="0">
            <text:p>0</text:p>
          </table:table-cell>
          <table:table-cell table:formula="of:=IF([.E36]=4; [.D36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/>
          <table:table-cell office:value-type="float" office:value="33">
            <text:p>33</text:p>
          </table:table-cell>
          <table:table-cell table:formula="of:=IF([.E37]=1; [.D37]; 0)" office:value-type="float" office:value="0">
            <text:p>0</text:p>
          </table:table-cell>
          <table:table-cell table:formula="of:=IF([.E37]=2; [.D37]; 0)" office:value-type="float" office:value="0">
            <text:p>0</text:p>
          </table:table-cell>
          <table:table-cell table:formula="of:=IF([.E37]=3; [.D37]; 0)" office:value-type="float" office:value="56">
            <text:p>56</text:p>
          </table:table-cell>
          <table:table-cell table:formula="of:=IF([.E37]=4; [.D37]; 0)" office:value-type="float" office:value="0">
            <text:p>0</text:p>
          </table:table-cell>
          <table:table-cell table:number-columns-repeated="2"/>
          <table:table-cell office:value-type="float" office:value="920">
            <text:p>920</text:p>
          </table:table-cell>
          <table:table-cell office:value-type="float" office:value="523">
            <text:p>523</text:p>
          </table:table-cell>
          <table:table-cell office:value-type="float" office:value="144">
            <text:p>14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/>
          <table:table-cell office:value-type="float" office:value="34">
            <text:p>34</text:p>
          </table:table-cell>
          <table:table-cell table:formula="of:=IF([.E38]=1; [.D38]; 0)" office:value-type="float" office:value="0">
            <text:p>0</text:p>
          </table:table-cell>
          <table:table-cell table:formula="of:=IF([.E38]=2; [.D38]; 0)" office:value-type="float" office:value="59">
            <text:p>59</text:p>
          </table:table-cell>
          <table:table-cell table:formula="of:=IF([.E38]=3; [.D38]; 0)" office:value-type="float" office:value="0">
            <text:p>0</text:p>
          </table:table-cell>
          <table:table-cell table:formula="of:=IF([.E38]=4; [.D38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/>
          <table:table-cell office:value-type="float" office:value="35">
            <text:p>35</text:p>
          </table:table-cell>
          <table:table-cell table:formula="of:=IF([.E39]=1; [.D39]; 0)" office:value-type="float" office:value="63">
            <text:p>63</text:p>
          </table:table-cell>
          <table:table-cell table:formula="of:=IF([.E39]=2; [.D39]; 0)" office:value-type="float" office:value="0">
            <text:p>0</text:p>
          </table:table-cell>
          <table:table-cell table:formula="of:=IF([.E39]=3; [.D39]; 0)" office:value-type="float" office:value="0">
            <text:p>0</text:p>
          </table:table-cell>
          <table:table-cell table:formula="of:=IF([.E39]=4; [.D39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/>
          <table:table-cell office:value-type="float" office:value="36">
            <text:p>36</text:p>
          </table:table-cell>
          <table:table-cell table:formula="of:=IF([.E40]=1; [.D40]; 0)" office:value-type="float" office:value="66">
            <text:p>66</text:p>
          </table:table-cell>
          <table:table-cell table:formula="of:=IF([.E40]=2; [.D40]; 0)" office:value-type="float" office:value="0">
            <text:p>0</text:p>
          </table:table-cell>
          <table:table-cell table:formula="of:=IF([.E40]=3; [.D40]; 0)" office:value-type="float" office:value="0">
            <text:p>0</text:p>
          </table:table-cell>
          <table:table-cell table:formula="of:=IF([.E40]=4; [.D40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/>
          <table:table-cell office:value-type="float" office:value="37">
            <text:p>37</text:p>
          </table:table-cell>
          <table:table-cell table:formula="of:=IF([.E41]=1; [.D41]; 0)" office:value-type="float" office:value="70">
            <text:p>70</text:p>
          </table:table-cell>
          <table:table-cell table:formula="of:=IF([.E41]=2; [.D41]; 0)" office:value-type="float" office:value="0">
            <text:p>0</text:p>
          </table:table-cell>
          <table:table-cell table:formula="of:=IF([.E41]=3; [.D41]; 0)" office:value-type="float" office:value="0">
            <text:p>0</text:p>
          </table:table-cell>
          <table:table-cell table:formula="of:=IF([.E41]=4; [.D41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/>
          <table:table-cell office:value-type="float" office:value="38">
            <text:p>38</text:p>
          </table:table-cell>
          <table:table-cell table:formula="of:=IF([.E42]=1; [.D42]; 0)" office:value-type="float" office:value="74">
            <text:p>74</text:p>
          </table:table-cell>
          <table:table-cell table:formula="of:=IF([.E42]=2; [.D42]; 0)" office:value-type="float" office:value="0">
            <text:p>0</text:p>
          </table:table-cell>
          <table:table-cell table:formula="of:=IF([.E42]=3; [.D42]; 0)" office:value-type="float" office:value="0">
            <text:p>0</text:p>
          </table:table-cell>
          <table:table-cell table:formula="of:=IF([.E42]=4; [.D42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8">
            <text:p>78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/>
          <table:table-cell office:value-type="float" office:value="39">
            <text:p>39</text:p>
          </table:table-cell>
          <table:table-cell table:formula="of:=IF([.E43]=1; [.D43]; 0)" office:value-type="float" office:value="78">
            <text:p>78</text:p>
          </table:table-cell>
          <table:table-cell table:formula="of:=IF([.E43]=2; [.D43]; 0)" office:value-type="float" office:value="0">
            <text:p>0</text:p>
          </table:table-cell>
          <table:table-cell table:formula="of:=IF([.E43]=3; [.D43]; 0)" office:value-type="float" office:value="0">
            <text:p>0</text:p>
          </table:table-cell>
          <table:table-cell table:formula="of:=IF([.E43]=4; [.D43]; 0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8"/>
          <table:table-cell table:formula="of:=SUM([.I4:.I43])" office:value-type="float" office:value="920">
            <text:p>920</text:p>
          </table:table-cell>
          <table:table-cell table:formula="of:=SUM([.J4:.J43])" office:value-type="float" office:value="523">
            <text:p>523</text:p>
          </table:table-cell>
          <table:table-cell table:formula="of:=SUM([.K4:.K43])" office:value-type="float" office:value="144">
            <text:p>144</text:p>
          </table:table-cell>
          <table:table-cell table:formula="of:=SUM([.L4:.L43])" office:value-type="float" office:value="0">
            <text:p>0</text:p>
          </table:table-cell>
          <table:table-cell table:number-columns-repeated="6"/>
        </table:table-row>
      </table:table>
      <table:table table:name="Sheet5" table:style-name="ta1">
        <table:shapes>
          <draw:frame draw:z-index="0" draw:style-name="gr1" svg:width="7.3394in" svg:height="4.7236in" svg:x="5.3756in" svg:y="1.1433in">
            <draw:object draw:notify-on-update-of-ranges="Sheet5.G3:Sheet5.G3 Sheet5.G4:Sheet5.G6 Sheet5.H3:Sheet5.H3 Sheet5.H4:Sheet5.H6 Sheet5.I3:Sheet5.I3 Sheet5.I4:Sheet5.I6 Sheet5.J3:Sheet5.J3 Sheet5.J4:Sheet5.J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1">
            <text:p>1</text:p>
          </table:table-cell>
          <table:table-cell office:value-type="string">
            <text:p>Time:</text:p>
          </table:table-cell>
          <table:table-cell office:value-type="float" office:value="2.84005">
            <text:p>2.84005</text:p>
          </table:table-cell>
          <table:table-cell/>
          <table:table-cell/>
          <table:table-cell office:value-type="string">
            <text:p>static</text:p>
          </table:table-cell>
          <table:table-cell office:value-type="string">
            <text:p>dynamic</text:p>
          </table:table-cell>
          <table:table-cell office:value-type="string">
            <text:p>guided</text:p>
          </table:table-cell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2">
            <text:p>2</text:p>
          </table:table-cell>
          <table:table-cell office:value-type="string">
            <text:p>Time:</text:p>
          </table:table-cell>
          <table:table-cell office:value-type="float" office:value="3.049972">
            <text:p>3.049972</text:p>
          </table:table-cell>
          <table:table-cell/>
          <table:table-cell office:value-type="string">
            <text:p>Dummy 1</text:p>
          </table:table-cell>
          <table:table-cell table:formula="of:=[.E3]" office:value-type="float" office:value="2.84005">
            <text:p>2.84005</text:p>
          </table:table-cell>
          <table:table-cell table:formula="of:=[.E7]" office:value-type="float" office:value="2.840394">
            <text:p>2.840394</text:p>
          </table:table-cell>
          <table:table-cell table:formula="of:=[.E11]" office:value-type="float" office:value="2.797708">
            <text:p>2.797708</text:p>
          </table:table-cell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3">
            <text:p>3</text:p>
          </table:table-cell>
          <table:table-cell office:value-type="string">
            <text:p>Time:</text:p>
          </table:table-cell>
          <table:table-cell office:value-type="float" office:value="3.206996">
            <text:p>3.206996</text:p>
          </table:table-cell>
          <table:table-cell/>
          <table:table-cell office:value-type="string">
            <text:p>Dummy 2</text:p>
          </table:table-cell>
          <table:table-cell table:formula="of:=[.E4]" office:value-type="float" office:value="3.049972">
            <text:p>3.049972</text:p>
          </table:table-cell>
          <table:table-cell table:formula="of:=[.E8]" office:value-type="float" office:value="2.831344">
            <text:p>2.831344</text:p>
          </table:table-cell>
          <table:table-cell table:formula="of:=[.E12]" office:value-type="float" office:value="2.754273">
            <text:p>2.754273</text:p>
          </table:table-cell>
        </table:table-row>
        <table:table-row table:style-name="ro1">
          <table:table-cell table:number-columns-repeated="6"/>
          <table:table-cell office:value-type="string">
            <text:p>Dummy 3</text:p>
          </table:table-cell>
          <table:table-cell table:formula="of:=[.E5]" office:value-type="float" office:value="3.206996">
            <text:p>3.206996</text:p>
          </table:table-cell>
          <table:table-cell table:formula="of:=[.E9]" office:value-type="float" office:value="2.75584">
            <text:p>2.75584</text:p>
          </table:table-cell>
          <table:table-cell table:formula="of:=[.E13]" office:value-type="float" office:value="2.85385">
            <text:p>2.85385</text:p>
          </table:table-cell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1">
            <text:p>1</text:p>
          </table:table-cell>
          <table:table-cell office:value-type="string">
            <text:p>Time:</text:p>
          </table:table-cell>
          <table:table-cell office:value-type="float" office:value="2.840394">
            <text:p>2.84039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2">
            <text:p>2</text:p>
          </table:table-cell>
          <table:table-cell office:value-type="string">
            <text:p>Time:</text:p>
          </table:table-cell>
          <table:table-cell office:value-type="float" office:value="2.831344">
            <text:p>2.83134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3">
            <text:p>3</text:p>
          </table:table-cell>
          <table:table-cell office:value-type="string">
            <text:p>Time:</text:p>
          </table:table-cell>
          <table:table-cell office:value-type="float" office:value="2.75584">
            <text:p>2.7558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1">
            <text:p>1</text:p>
          </table:table-cell>
          <table:table-cell office:value-type="string">
            <text:p>Time:</text:p>
          </table:table-cell>
          <table:table-cell office:value-type="float" office:value="2.797708">
            <text:p>2.79770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2">
            <text:p>2</text:p>
          </table:table-cell>
          <table:table-cell office:value-type="string">
            <text:p>Time:</text:p>
          </table:table-cell>
          <table:table-cell office:value-type="float" office:value="2.754273">
            <text:p>2.75427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Mode:</text:p>
          </table:table-cell>
          <table:table-cell office:value-type="float" office:value="3">
            <text:p>3</text:p>
          </table:table-cell>
          <table:table-cell office:value-type="string">
            <text:p>Time:</text:p>
          </table:table-cell>
          <table:table-cell office:value-type="float" office:value="2.85385">
            <text:p>2.85385</text:p>
          </table:table-cell>
          <table:table-cell table:number-columns-repeated="5"/>
        </table:table-row>
      </table:table>
      <table:database-ranges>
        <table:database-range table:name="__Anonymous_Sheet_DB__0" table:target-range-address="Sheet1.D1:Sheet1.D1048571" table:display-filter-buttons="true"/>
        <table:database-range table:name="__Anonymous_Sheet_DB__1" table:target-range-address="Sheet2.F1:Sheet2.F1048567" table:display-filter-buttons="true">
          <table:filter>
            <table:filter-and>
              <table:filter-condition table:field-number="0" table:value=" v)" table:operator="="/>
            </table:filter-and>
          </table:filter>
        </table:database-range>
        <table:database-range table:name="__Anonymous_Sheet_DB__2" table:target-range-address="Sheet3.C4:Sheet3.E43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Sheet4.D4:Sheet4.F43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3">11/23/2012</text:date>, <text:time>13:4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iyun </meta:initial-creator>
    <meta:creation-date>2012-11-22T14:40:28</meta:creation-date>
    <dc:date>2012-11-23T13:49:47</dc:date>
    <dc:creator>Peiyun </dc:creator>
    <meta:editing-duration>PT23H9M20S</meta:editing-duration>
    <meta:editing-cycles>8</meta:editing-cycles>
    <meta:generator>LibreOffice/3.4$Unix LibreOffice_project/340m1$Build-402</meta:generator>
    <meta:document-statistic meta:table-count="5" meta:cell-count="141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419cm" svg:height="13.917cm" xlink:href=".." xlink:type="simple" chart:class="chart:bar" chart:style-name="ch1">
        <chart:title svg:x="2.316cm" svg:y="0.413cm" chart:style-name="ch2">
          <text:p>Time Consumed of Integral Of Sin(x)</text:p>
        </chart:title>
        <chart:subtitle svg:x="3.17cm" svg:y="1.471cm" chart:style-name="ch3">
          <text:p>Implemented by OpenMP and MPI</text:p>
        </chart:subtitle>
        <chart:legend chart:legend-position="end" svg:x="8.947cm" svg:y="5.928cm" style:legend-expansion="high" chart:style-name="ch4"/>
        <chart:plot-area chart:style-name="ch5" table:cell-range-address="Sheet1.D30:Sheet1.G38" chart:data-source-has-labels="both" svg:x="1.243cm" svg:y="2.702cm" svg:width="7.208cm" svg:height="9.972cm">
          <chartooo:coordinate-region svg:x="1.907cm" svg:y="2.91cm" svg:width="6.544cm" svg:height="8.685cm"/>
          <chart:axis chart:dimension="x" chart:name="primary-x" chart:style-name="ch6" chartooo:axis-type="auto">
            <chartooo:date-scale/>
            <chart:title svg:x="3.446cm" svg:y="12.952cm" chart:style-name="ch7">
              <text:p>Trapezoid Number</text:p>
            </chart:title>
            <chart:categories table:cell-range-address="Sheet1.D31:Sheet1.D38"/>
          </chart:axis>
          <chart:axis chart:dimension="y" chart:name="primary-y" chart:style-name="ch8">
            <chart:title svg:x="0.451cm" svg:y="9.68cm" chart:style-name="ch9">
              <text:p>Time Consumed(Seconds)</text:p>
            </chart:title>
            <chart:grid chart:style-name="ch10" chart:class="major"/>
          </chart:axis>
          <chart:series chart:style-name="ch11" chart:values-cell-range-address="Sheet1.E31:Sheet1.E38" chart:label-cell-address="Sheet1.E30:Sheet1.E30" chart:class="chart:bar">
            <chart:data-point chart:repeated="8"/>
          </chart:series>
          <chart:series chart:style-name="ch12" chart:values-cell-range-address="Sheet1.F31:Sheet1.F38" chart:label-cell-address="Sheet1.F30:Sheet1.F30" chart:class="chart:bar">
            <chart:data-point chart:repeated="8"/>
          </chart:series>
          <chart:series chart:style-name="ch13" chart:values-cell-range-address="Sheet1.G31:Sheet1.G38" chart:label-cell-address="Sheet1.G30:Sheet1.G30" chart:class="chart:ba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 For Reduction</text:p>
                <draw:g>
                  <svg:desc>Sheet1.E30:Sheet1.E30</svg:desc>
                </draw:g>
              </table:table-cell>
              <table:table-cell office:value-type="string">
                <text:p>MPI</text:p>
                <draw:g>
                  <svg:desc>Sheet1.F30:Sheet1.F30</svg:desc>
                </draw:g>
              </table:table-cell>
              <table:table-cell office:value-type="string">
                <text:p>OpenMP Section</text:p>
                <draw:g>
                  <svg:desc>Sheet1.G30:Sheet1.G30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31:Sheet1.D38</svg:desc>
                </draw:g>
              </table:table-cell>
              <table:table-cell office:value-type="float" office:value="0.003415">
                <text:p>0.003415</text:p>
                <draw:g>
                  <svg:desc>Sheet1.E31:Sheet1.E38</svg:desc>
                </draw:g>
              </table:table-cell>
              <table:table-cell office:value-type="float" office:value="0.000251">
                <text:p>0.000251</text:p>
                <draw:g>
                  <svg:desc>Sheet1.F31:Sheet1.F38</svg:desc>
                </draw:g>
              </table:table-cell>
              <table:table-cell office:value-type="float" office:value="0.000366">
                <text:p>0.000366</text:p>
                <draw:g>
                  <svg:desc>Sheet1.G31:Sheet1.G3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2519">
                <text:p>0.012519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31">
                <text:p>0.0003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151">
                <text:p>0.005151</text:p>
              </table:table-cell>
              <table:table-cell office:value-type="float" office:value="0.00013">
                <text:p>0.00013</text:p>
              </table:table-cell>
              <table:table-cell office:value-type="float" office:value="0.000859">
                <text:p>0.00085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5708">
                <text:p>0.005708</text:p>
              </table:table-cell>
              <table:table-cell office:value-type="float" office:value="0.000588">
                <text:p>0.000588</text:p>
              </table:table-cell>
              <table:table-cell office:value-type="float" office:value="0.005695">
                <text:p>0.005695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12459">
                <text:p>0.012459</text:p>
              </table:table-cell>
              <table:table-cell office:value-type="float" office:value="0.008972">
                <text:p>0.008972</text:p>
              </table:table-cell>
              <table:table-cell office:value-type="float" office:value="0.030166">
                <text:p>0.030166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100725">
                <text:p>0.100725</text:p>
              </table:table-cell>
              <table:table-cell office:value-type="float" office:value="0.083605">
                <text:p>0.083605</text:p>
              </table:table-cell>
              <table:table-cell office:value-type="float" office:value="0.240098">
                <text:p>0.240098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828192">
                <text:p>0.828192</text:p>
              </table:table-cell>
              <table:table-cell office:value-type="float" office:value="0.581549">
                <text:p>0.581549</text:p>
              </table:table-cell>
              <table:table-cell office:value-type="float" office:value="2.284203">
                <text:p>2.284203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8.254982">
                <text:p>8.254982</text:p>
              </table:table-cell>
              <table:table-cell office:value-type="float" office:value="6.147939">
                <text:p>6.147939</text:p>
              </table:table-cell>
              <table:table-cell office:value-type="float" office:value="23.712671">
                <text:p>23.7126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283cm" svg:height="14.739cm" xlink:href=".." xlink:type="simple" chart:class="chart:bar" chart:style-name="ch1">
        <chart:title svg:x="9.794cm" svg:y="0.429cm" chart:style-name="ch2">
          <text:p>Workload dealing with Solution</text:p>
        </chart:title>
        <chart:legend chart:legend-position="end" svg:x="23.933cm" svg:y="6.289cm" style:legend-expansion="high" chart:style-name="ch3"/>
        <chart:plot-area chart:style-name="ch4" table:cell-range-address="Sheet3.H3:Sheet3.L43" chart:data-source-has-labels="both" svg:x="1.52cm" svg:y="2.09cm" svg:width="21.363cm" svg:height="11.39cm">
          <chartooo:coordinate-region svg:x="2.598cm" svg:y="2.298cm" svg:width="20.285cm" svg:height="10.518cm"/>
          <chart:axis chart:dimension="x" chart:name="primary-x" chart:style-name="ch5" chartooo:axis-type="auto">
            <chartooo:date-scale/>
            <chart:title svg:x="11.642cm" svg:y="13.774cm" chart:style-name="ch6">
              <text:p>TaskId</text:p>
            </chart:title>
            <chart:categories table:cell-range-address="Sheet3.H4:Sheet3.H43"/>
          </chart:axis>
          <chart:axis chart:dimension="y" chart:name="primary-y" chart:style-name="ch7">
            <chart:title svg:x="0.451cm" svg:y="9.777cm" chart:style-name="ch8">
              <text:p>Time Consumed(Seconds)</text:p>
            </chart:title>
            <chart:grid chart:style-name="ch9" chart:class="major"/>
          </chart:axis>
          <chart:series chart:style-name="ch10" chart:values-cell-range-address="Sheet3.I4:Sheet3.I43" chart:label-cell-address="Sheet3.I3:Sheet3.I3" chart:class="chart:bar">
            <chart:data-point chart:repeated="40"/>
          </chart:series>
          <chart:series chart:style-name="ch11" chart:values-cell-range-address="Sheet3.J4:Sheet3.J43" chart:label-cell-address="Sheet3.J3:Sheet3.J3" chart:class="chart:bar">
            <chart:data-point chart:repeated="40"/>
          </chart:series>
          <chart:series chart:style-name="ch12" chart:values-cell-range-address="Sheet3.K4:Sheet3.K43" chart:label-cell-address="Sheet3.K3:Sheet3.K3" chart:class="chart:bar">
            <chart:data-point chart:repeated="40"/>
          </chart:series>
          <chart:series chart:style-name="ch13" chart:values-cell-range-address="Sheet3.L4:Sheet3.L43" chart:label-cell-address="Sheet3.L3:Sheet3.L3" chart:class="chart:ba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1</text:p>
                <draw:g>
                  <svg:desc>Sheet3.I3:Sheet3.I3</svg:desc>
                </draw:g>
              </table:table-cell>
              <table:table-cell office:value-type="string">
                <text:p>Process 2</text:p>
                <draw:g>
                  <svg:desc>Sheet3.J3:Sheet3.J3</svg:desc>
                </draw:g>
              </table:table-cell>
              <table:table-cell office:value-type="string">
                <text:p>Process 3</text:p>
                <draw:g>
                  <svg:desc>Sheet3.K3:Sheet3.K3</svg:desc>
                </draw:g>
              </table:table-cell>
              <table:table-cell office:value-type="string">
                <text:p>Process 4</text:p>
                <draw:g>
                  <svg:desc>Sheet3.L3:Sheet3.L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3.H4:Sheet3.H43</svg:desc>
                </draw:g>
              </table:table-cell>
              <table:table-cell office:value-type="float" office:value="5">
                <text:p>5</text:p>
                <draw:g>
                  <svg:desc>Sheet3.I4:Sheet3.I43</svg:desc>
                </draw:g>
              </table:table-cell>
              <table:table-cell office:value-type="float" office:value="0">
                <text:p>0</text:p>
                <draw:g>
                  <svg:desc>Sheet3.J4:Sheet3.J43</svg:desc>
                </draw:g>
              </table:table-cell>
              <table:table-cell office:value-type="float" office:value="0">
                <text:p>0</text:p>
                <draw:g>
                  <svg:desc>Sheet3.K4:Sheet3.K43</svg:desc>
                </draw:g>
              </table:table-cell>
              <table:table-cell office:value-type="float" office:value="0">
                <text:p>0</text:p>
                <draw:g>
                  <svg:desc>Sheet3.L4:Sheet3.L4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7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11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1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85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13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11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12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05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20">
                <text:p>7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5">
                <text:p>5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08">
                <text:p>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53">
                <text:p>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75">
                <text:p>8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8">
                <text:p>7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7">
                <text:p>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48">
                <text:p>8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3">
                <text:p>563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3">
                <text:p>74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82">
                <text:p>7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678cm" svg:height="13.506cm" xlink:href=".." xlink:type="simple" chart:class="chart:bar" chart:style-name="ch1">
        <chart:title svg:x="9.682cm" svg:y="0.405cm" chart:style-name="ch2">
          <text:p>Workload dealing with Verification</text:p>
        </chart:title>
        <chart:legend chart:legend-position="end" svg:x="24.24cm" svg:y="5.673cm" style:legend-expansion="high" chart:style-name="ch3"/>
        <chart:plot-area chart:style-name="ch4" table:cell-range-address="Sheet4.H3:Sheet4.L43" chart:data-source-has-labels="both" svg:x="1.528cm" svg:y="1.994cm" svg:width="21.646cm" svg:height="10.277cm">
          <chartooo:coordinate-region svg:x="2.399cm" svg:y="2.202cm" svg:width="20.775cm" svg:height="9.405cm"/>
          <chart:axis chart:dimension="x" chart:name="primary-x" chart:style-name="ch5" chartooo:axis-type="auto">
            <chartooo:date-scale/>
            <chart:title svg:x="11.792cm" svg:y="12.541cm" chart:style-name="ch6">
              <text:p>TaskId</text:p>
            </chart:title>
            <chart:categories table:cell-range-address="Sheet4.H4:Sheet4.H43"/>
          </chart:axis>
          <chart:axis chart:dimension="y" chart:name="primary-y" chart:style-name="ch7">
            <chart:title svg:x="0.451cm" svg:y="9.124cm" chart:style-name="ch8">
              <text:p>Time Consumed(Seconds)</text:p>
            </chart:title>
            <chart:grid chart:style-name="ch9" chart:class="major"/>
          </chart:axis>
          <chart:series chart:style-name="ch10" chart:values-cell-range-address="Sheet4.I4:Sheet4.I43" chart:label-cell-address="Sheet4.I3:Sheet4.I3" chart:class="chart:bar">
            <chart:data-point chart:repeated="40"/>
          </chart:series>
          <chart:series chart:style-name="ch11" chart:values-cell-range-address="Sheet4.J4:Sheet4.J43" chart:label-cell-address="Sheet4.J3:Sheet4.J3" chart:class="chart:bar">
            <chart:data-point chart:repeated="40"/>
          </chart:series>
          <chart:series chart:style-name="ch12" chart:values-cell-range-address="Sheet4.K4:Sheet4.K43" chart:label-cell-address="Sheet4.K3:Sheet4.K3" chart:class="chart:bar">
            <chart:data-point chart:repeated="40"/>
          </chart:series>
          <chart:series chart:style-name="ch13" chart:values-cell-range-address="Sheet4.L4:Sheet4.L43" chart:label-cell-address="Sheet4.L3:Sheet4.L3" chart:class="chart:bar">
            <chart:data-point chart:repeated="4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cess 1</text:p>
                <draw:g>
                  <svg:desc>Sheet4.I3:Sheet4.I3</svg:desc>
                </draw:g>
              </table:table-cell>
              <table:table-cell office:value-type="string">
                <text:p>Process 2</text:p>
                <draw:g>
                  <svg:desc>Sheet4.J3:Sheet4.J3</svg:desc>
                </draw:g>
              </table:table-cell>
              <table:table-cell office:value-type="string">
                <text:p>Process 3 </text:p>
                <draw:g>
                  <svg:desc>Sheet4.K3:Sheet4.K3</svg:desc>
                </draw:g>
              </table:table-cell>
              <table:table-cell office:value-type="string">
                <text:p>Process 4</text:p>
                <draw:g>
                  <svg:desc>Sheet4.L3:Sheet4.L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4.H4:Sheet4.H43</svg:desc>
                </draw:g>
              </table:table-cell>
              <table:table-cell office:value-type="float" office:value="0">
                <text:p>0</text:p>
                <draw:g>
                  <svg:desc>Sheet4.I4:Sheet4.I43</svg:desc>
                </draw:g>
              </table:table-cell>
              <table:table-cell office:value-type="float" office:value="0">
                <text:p>0</text:p>
                <draw:g>
                  <svg:desc>Sheet4.J4:Sheet4.J43</svg:desc>
                </draw:g>
              </table:table-cell>
              <table:table-cell office:value-type="float" office:value="1">
                <text:p>1</text:p>
                <draw:g>
                  <svg:desc>Sheet4.K4:Sheet4.K43</svg:desc>
                </draw:g>
              </table:table-cell>
              <table:table-cell office:value-type="float" office:value="0">
                <text:p>0</text:p>
                <draw:g>
                  <svg:desc>Sheet4.L4:Sheet4.L43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38cm" svg:height="13.78cm" xlink:href=".." xlink:type="simple" chart:class="chart:bar" chart:style-name="ch1">
        <chart:title svg:x="2.02cm" svg:y="0.41cm" chart:style-name="ch2">
          <text:p>Time Consumed of Integral of Sin(x)</text:p>
        </chart:title>
        <chart:subtitle svg:x="2.83cm" svg:y="1.465cm" chart:style-name="ch3">
          <text:p>Implemented by OpenMP and MPI</text:p>
        </chart:subtitle>
        <chart:legend chart:legend-position="end" svg:x="8.945cm" svg:y="6.118cm" style:legend-expansion="high" chart:style-name="ch4"/>
        <chart:plot-area chart:style-name="ch5" table:cell-range-address="Sheet1.D30:Sheet1.F38" chart:data-source-has-labels="both" svg:x="1.229cm" svg:y="2.69cm" svg:width="7.248cm" svg:height="9.85cm">
          <chartooo:coordinate-region svg:x="1.687cm" svg:y="2.898cm" svg:width="6.79cm" svg:height="8.563cm"/>
          <chart:axis chart:dimension="x" chart:name="primary-x" chart:style-name="ch6" chartooo:axis-type="auto">
            <chartooo:date-scale/>
            <chart:title svg:x="3.452cm" svg:y="12.815cm" chart:style-name="ch7">
              <text:p>Trapezoid Number</text:p>
            </chart:title>
            <chart:categories table:cell-range-address="Sheet1.D31:Sheet1.D38"/>
          </chart:axis>
          <chart:axis chart:dimension="y" chart:name="primary-y" chart:style-name="ch8">
            <chart:title svg:x="0.451cm" svg:y="9.607cm" chart:style-name="ch9">
              <text:p>Time Consumed(Seconds)</text:p>
            </chart:title>
            <chart:grid chart:style-name="ch10" chart:class="major"/>
          </chart:axis>
          <chart:series chart:style-name="ch11" chart:values-cell-range-address="Sheet1.E31:Sheet1.E38" chart:label-cell-address="Sheet1.E30:Sheet1.E30" chart:class="chart:bar">
            <chart:data-point chart:repeated="8"/>
          </chart:series>
          <chart:series chart:style-name="ch12" chart:values-cell-range-address="Sheet1.F31:Sheet1.F38" chart:label-cell-address="Sheet1.F30:Sheet1.F30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 For Reduction</text:p>
                <draw:g>
                  <svg:desc>Sheet1.E30:Sheet1.E30</svg:desc>
                </draw:g>
              </table:table-cell>
              <table:table-cell office:value-type="string">
                <text:p>MPI</text:p>
                <draw:g>
                  <svg:desc>Sheet1.F30:Sheet1.F30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D31:Sheet1.D38</svg:desc>
                </draw:g>
              </table:table-cell>
              <table:table-cell office:value-type="float" office:value="0.003415">
                <text:p>0.003415</text:p>
                <draw:g>
                  <svg:desc>Sheet1.E31:Sheet1.E38</svg:desc>
                </draw:g>
              </table:table-cell>
              <table:table-cell office:value-type="float" office:value="0.000251">
                <text:p>0.000251</text:p>
                <draw:g>
                  <svg:desc>Sheet1.F31:Sheet1.F38</svg:desc>
                </draw:g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2519">
                <text:p>0.012519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005151">
                <text:p>0.005151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05708">
                <text:p>0.005708</text:p>
              </table:table-cell>
              <table:table-cell office:value-type="float" office:value="0.000588">
                <text:p>0.000588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012459">
                <text:p>0.012459</text:p>
              </table:table-cell>
              <table:table-cell office:value-type="float" office:value="0.008972">
                <text:p>0.008972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0.100725">
                <text:p>0.100725</text:p>
              </table:table-cell>
              <table:table-cell office:value-type="float" office:value="0.083605">
                <text:p>0.083605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0.828192">
                <text:p>0.828192</text:p>
              </table:table-cell>
              <table:table-cell office:value-type="float" office:value="0.581549">
                <text:p>0.581549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8.254982">
                <text:p>8.254982</text:p>
              </table:table-cell>
              <table:table-cell office:value-type="float" office:value="6.147939">
                <text:p>6.1479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43cm" svg:height="11.999cm" xlink:href=".." xlink:type="simple" chart:class="chart:bar" chart:style-name="ch1">
        <chart:title svg:x="5.516cm" svg:y="0.374cm" chart:style-name="ch2">
          <text:p>Performance of Different Schedules</text:p>
        </chart:title>
        <chart:subtitle svg:x="6.223cm" svg:y="1.393cm" chart:style-name="ch3">
          <text:p>As to 3 Different Dummy Functions</text:p>
        </chart:subtitle>
        <chart:legend chart:legend-position="end" svg:x="16.529cm" svg:y="5.176cm" style:legend-expansion="high" chart:style-name="ch4"/>
        <chart:plot-area chart:style-name="ch5" table:cell-range-address="Sheet5.G3:Sheet5.J6" chart:data-source-has-labels="both" svg:x="1.367cm" svg:y="2.546cm" svg:width="14.418cm" svg:height="8.249cm">
          <chartooo:coordinate-region svg:x="2.12cm" svg:y="2.754cm" svg:width="13.665cm" svg:height="7.377cm"/>
          <chart:axis chart:dimension="x" chart:name="primary-x" chart:style-name="ch6" chartooo:axis-type="auto">
            <chartooo:date-scale/>
            <chart:title svg:x="7.293cm" svg:y="11.034cm" chart:style-name="ch7">
              <text:p>Dummy Function</text:p>
            </chart:title>
            <chart:categories table:cell-range-address="Sheet5.G4:Sheet5.G6"/>
          </chart:axis>
          <chart:axis chart:dimension="y" chart:name="primary-y" chart:style-name="ch8">
            <chart:title svg:x="0.451cm" svg:y="8.662cm" chart:style-name="ch9">
              <text:p>Time Consumed(Seconds)</text:p>
            </chart:title>
            <chart:grid chart:style-name="ch10" chart:class="major"/>
          </chart:axis>
          <chart:series chart:style-name="ch11" chart:values-cell-range-address="Sheet5.H4:Sheet5.H6" chart:label-cell-address="Sheet5.H3:Sheet5.H3" chart:class="chart:bar">
            <chart:data-point chart:repeated="3"/>
          </chart:series>
          <chart:series chart:style-name="ch12" chart:values-cell-range-address="Sheet5.I4:Sheet5.I6" chart:label-cell-address="Sheet5.I3:Sheet5.I3" chart:class="chart:bar">
            <chart:data-point chart:repeated="3"/>
          </chart:series>
          <chart:series chart:style-name="ch13" chart:values-cell-range-address="Sheet5.J4:Sheet5.J6" chart:label-cell-address="Sheet5.J3:Sheet5.J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ic</text:p>
                <draw:g>
                  <svg:desc>Sheet5.H3:Sheet5.H3</svg:desc>
                </draw:g>
              </table:table-cell>
              <table:table-cell office:value-type="string">
                <text:p>dynamic</text:p>
                <draw:g>
                  <svg:desc>Sheet5.I3:Sheet5.I3</svg:desc>
                </draw:g>
              </table:table-cell>
              <table:table-cell office:value-type="string">
                <text:p>guided</text:p>
                <draw:g>
                  <svg:desc>Sheet5.J3:Sheet5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ummy 1</text:p>
                <draw:g>
                  <svg:desc>Sheet5.G4:Sheet5.G6</svg:desc>
                </draw:g>
              </table:table-cell>
              <table:table-cell office:value-type="float" office:value="2.84005">
                <text:p>2.84005</text:p>
                <draw:g>
                  <svg:desc>Sheet5.H4:Sheet5.H6</svg:desc>
                </draw:g>
              </table:table-cell>
              <table:table-cell office:value-type="float" office:value="2.840394">
                <text:p>2.840394</text:p>
                <draw:g>
                  <svg:desc>Sheet5.I4:Sheet5.I6</svg:desc>
                </draw:g>
              </table:table-cell>
              <table:table-cell office:value-type="float" office:value="2.797708">
                <text:p>2.797708</text:p>
                <draw:g>
                  <svg:desc>Sheet5.J4:Sheet5.J6</svg:desc>
                </draw:g>
              </table:table-cell>
            </table:table-row>
            <table:table-row>
              <table:table-cell office:value-type="string">
                <text:p>Dummy 2</text:p>
              </table:table-cell>
              <table:table-cell office:value-type="float" office:value="3.049972">
                <text:p>3.049972</text:p>
              </table:table-cell>
              <table:table-cell office:value-type="float" office:value="2.831344">
                <text:p>2.831344</text:p>
              </table:table-cell>
              <table:table-cell office:value-type="float" office:value="2.754273">
                <text:p>2.754273</text:p>
              </table:table-cell>
            </table:table-row>
            <table:table-row>
              <table:table-cell office:value-type="string">
                <text:p>Dummy 3</text:p>
              </table:table-cell>
              <table:table-cell office:value-type="float" office:value="3.206996">
                <text:p>3.206996</text:p>
              </table:table-cell>
              <table:table-cell office:value-type="float" office:value="2.75584">
                <text:p>2.75584</text:p>
              </table:table-cell>
              <table:table-cell office:value-type="float" office:value="2.85385">
                <text:p>2.8538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